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z_rot_plus_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8-21 12:33:58</text:p>
          </table:table-cell>
          <table:table-cell office:value-type="float" office:value="-0.0004219"/>
          <table:table-cell office:value-type="float" office:value="0.6920946"/>
          <table:table-cell office:value-type="float" office:value="0.6916727"/>
          <table:table-cell office:value-type="float" office:value="0.2472197"/>
          <table:table-cell office:value-type="float" office:value="0.0396031"/>
          <table:table-cell office:value-type="float" office:value="10"/>
          <table:table-cell office:value-type="float" office:value="0.8806800246238708"/>
          <table:table-cell office:value-type="float" office:value="0.2217607945203781"/>
          <table:table-cell office:value-type="float" office:value="0.6589192301034927"/>
          <table:table-cell office:value-type="float" office:value="0.35714116394519807"/>
          <table:table-cell office:value-type="float" office:value="0.2142969274805431"/>
          <table:table-cell office:value-type="float" office:value="0.3085364758968353"/>
          <table:table-cell office:value-type="float" office:value="0.4057458519935608"/>
          <table:table-cell office:value-type="float" office:value="0.09720937609672547"/>
          <table:table-cell office:value-type="float" office:value="0.2398992"/>
          <table:table-cell office:value-type="float" office:value="0.2217608"/>
          <table:table-cell office:value-type="float" office:value="0.2503624"/>
          <table:table-cell office:value-type="float" office:value="0.24026"/>
          <table:table-cell office:value-type="float" office:value="0.5904"/>
          <table:table-cell office:value-type="float" office:value="-0.0122508"/>
          <table:table-cell office:value-type="float" office:value="0.32144"/>
          <table:table-cell office:value-type="float" office:value="0.26732"/>
          <table:table-cell office:value-type="float" office:value="0.22345"/>
          <table:table-cell office:value-type="float" office:value="0.3358392"/>
          <table:table-cell office:value-type="float" office:value="0.88068"/>
          <table:table-cell office:value-type="float" office:value="-0.0056908"/>
          <table:table-cell office:value-type="float" office:value="0.6951945"/>
          <table:table-cell office:value-type="float" office:value="0.2472197"/>
          <table:table-cell office:value-type="float" office:value="0.0238933"/>
          <table:table-cell office:value-type="float" office:value="0.6951945"/>
          <table:table-cell office:value-type="float" office:value="0.2472197"/>
          <table:table-cell office:value-type="float" office:value="0.0300933"/>
          <table:table-cell office:value-type="float" office:value="0.6951946"/>
          <table:table-cell office:value-type="float" office:value="0.2472197"/>
          <table:table-cell office:value-type="float" office:value="0.0362933"/>
          <table:table-cell office:value-type="float" office:value="0.6951946"/>
          <table:table-cell office:value-type="float" office:value="0.2472197"/>
          <table:table-cell office:value-type="float" office:value="0.0424933"/>
          <table:table-cell office:value-type="float" office:value="0.6951947"/>
          <table:table-cell office:value-type="float" office:value="0.2472197"/>
          <table:table-cell office:value-type="float" office:value="0.0486933"/>
          <table:table-cell office:value-type="float" office:value="0.6951947"/>
          <table:table-cell office:value-type="float" office:value="0.2472197"/>
          <table:table-cell office:value-type="float" office:value="0.0548933"/>
          <table:table-cell office:value-type="float" office:value="0.6889945"/>
          <table:table-cell office:value-type="float" office:value="0.2472197"/>
          <table:table-cell office:value-type="float" office:value="0.0238934"/>
          <table:table-cell office:value-type="float" office:value="0.6889945"/>
          <table:table-cell office:value-type="float" office:value="0.2472197"/>
          <table:table-cell office:value-type="float" office:value="0.0300934"/>
          <table:table-cell office:value-type="float" office:value="0.6889946"/>
          <table:table-cell office:value-type="float" office:value="0.2472197"/>
          <table:table-cell office:value-type="float" office:value="0.0362934"/>
          <table:table-cell office:value-type="float" office:value="0.6889946"/>
          <table:table-cell office:value-type="float" office:value="0.2472197"/>
          <table:table-cell office:value-type="float" office:value="0.0424934"/>
          <table:table-cell office:value-type="float" office:value="0.6889947"/>
          <table:table-cell office:value-type="float" office:value="0.2472197"/>
          <table:table-cell office:value-type="float" office:value="0.0486934"/>
          <table:table-cell office:value-type="float" office:value="0.6889947"/>
          <table:table-cell office:value-type="float" office:value="0.2472197"/>
          <table:table-cell office:value-type="float" office:value="0.0548934"/>
        </table:table-row>
        <table:table-row>
          <table:table-cell>
            <text:p>z_rot_pl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>
            <text:p>2025-08-21 12:34:11</text:p>
          </table:table-cell>
          <table:table-cell office:value-type="float" office:value="-0.0001258"/>
          <table:table-cell office:value-type="float" office:value="0.6924478"/>
          <table:table-cell office:value-type="float" office:value="0.692322"/>
          <table:table-cell office:value-type="float" office:value="0.2472102"/>
          <table:table-cell office:value-type="float" office:value="0.0397689"/>
          <table:table-cell office:value-type="float" office:value="10"/>
          <table:table-cell office:value-type="float" office:value="0.8302500247955322"/>
          <table:table-cell office:value-type="float" office:value="0.20746000111103058"/>
          <table:table-cell office:value-type="float" office:value="0.6227900236845016"/>
          <table:table-cell office:value-type="float" office:value="0.3587401628494263"/>
          <table:table-cell office:value-type="float" office:value="0.21472033478724564"/>
          <table:table-cell office:value-type="float" office:value="0.3441244810819626"/>
          <table:table-cell office:value-type="float" office:value="0.37335584461689"/>
          <table:table-cell office:value-type="float" office:value="0.02923136353492739"/>
          <table:table-cell office:value-type="float" office:value="0.2530192"/>
          <table:table-cell office:value-type="float" office:value="0.2357008"/>
          <table:table-cell office:value-type="float" office:value="0.2712724"/>
          <table:table-cell office:value-type="float" office:value="0.2747"/>
          <table:table-cell office:value-type="float" office:value="0.68593"/>
          <table:table-cell office:value-type="float" office:value="-0.0122508"/>
          <table:table-cell office:value-type="float" office:value="0.29725"/>
          <table:table-cell office:value-type="float" office:value="0.24805"/>
          <table:table-cell office:value-type="float" office:value="0.20746"/>
          <table:table-cell office:value-type="float" office:value="0.2837692"/>
          <table:table-cell office:value-type="float" office:value="0.83025"/>
          <table:table-cell office:value-type="float" office:value="-0.0048708"/>
          <table:table-cell office:value-type="float" office:value="0.695536"/>
          <table:table-cell office:value-type="float" office:value="0.2474915"/>
          <table:table-cell office:value-type="float" office:value="0.0239011"/>
          <table:table-cell office:value-type="float" office:value="0.695536"/>
          <table:table-cell office:value-type="float" office:value="0.2474915"/>
          <table:table-cell office:value-type="float" office:value="0.0301011"/>
          <table:table-cell office:value-type="float" office:value="0.695536"/>
          <table:table-cell office:value-type="float" office:value="0.2474914"/>
          <table:table-cell office:value-type="float" office:value="0.0363011"/>
          <table:table-cell office:value-type="float" office:value="0.695536"/>
          <table:table-cell office:value-type="float" office:value="0.2474914"/>
          <table:table-cell office:value-type="float" office:value="0.0425011"/>
          <table:table-cell office:value-type="float" office:value="0.695536"/>
          <table:table-cell office:value-type="float" office:value="0.2474913"/>
          <table:table-cell office:value-type="float" office:value="0.0487011"/>
          <table:table-cell office:value-type="float" office:value="0.695536"/>
          <table:table-cell office:value-type="float" office:value="0.2474913"/>
          <table:table-cell office:value-type="float" office:value="0.0549011"/>
          <table:table-cell office:value-type="float" office:value="0.6893596"/>
          <table:table-cell office:value-type="float" office:value="0.2469511"/>
          <table:table-cell office:value-type="float" office:value="0.0239011"/>
          <table:table-cell office:value-type="float" office:value="0.6893596"/>
          <table:table-cell office:value-type="float" office:value="0.2469511"/>
          <table:table-cell office:value-type="float" office:value="0.0301011"/>
          <table:table-cell office:value-type="float" office:value="0.6893596"/>
          <table:table-cell office:value-type="float" office:value="0.246951"/>
          <table:table-cell office:value-type="float" office:value="0.0363011"/>
          <table:table-cell office:value-type="float" office:value="0.6893596"/>
          <table:table-cell office:value-type="float" office:value="0.246951"/>
          <table:table-cell office:value-type="float" office:value="0.0425011"/>
          <table:table-cell office:value-type="float" office:value="0.6893596"/>
          <table:table-cell office:value-type="float" office:value="0.2469509"/>
          <table:table-cell office:value-type="float" office:value="0.0487011"/>
          <table:table-cell office:value-type="float" office:value="0.6893596"/>
          <table:table-cell office:value-type="float" office:value="0.2469509"/>
          <table:table-cell office:value-type="float" office:value="0.0549011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8-21 12:34:23</text:p>
          </table:table-cell>
          <table:table-cell office:value-type="float" office:value="0.0001632"/>
          <table:table-cell office:value-type="float" office:value="0.692773"/>
          <table:table-cell office:value-type="float" office:value="0.6929362"/>
          <table:table-cell office:value-type="float" office:value="0.2472903"/>
          <table:table-cell office:value-type="float" office:value="0.0397768"/>
          <table:table-cell office:value-type="float" office:value="10"/>
          <table:table-cell office:value-type="float" office:value="0.7744899988174438"/>
          <table:table-cell office:value-type="float" office:value="0.18655000627040863"/>
          <table:table-cell office:value-type="float" office:value="0.5879399925470352"/>
          <table:table-cell office:value-type="float" office:value="0.36099515706300733"/>
          <table:table-cell office:value-type="float" office:value="0.21741896299565105"/>
          <table:table-cell office:value-type="float" office:value="0.3802864789962769"/>
          <table:table-cell office:value-type="float" office:value="0.34170383512973784"/>
          <table:table-cell office:value-type="float" office:value="0.038582643866539035"/>
          <table:table-cell office:value-type="float" office:value="0.2702392"/>
          <table:table-cell office:value-type="float" office:value="0.2553808"/>
          <table:table-cell office:value-type="float" office:value="0.2917724"/>
          <table:table-cell office:value-type="float" office:value="0.30955"/>
          <table:table-cell office:value-type="float" office:value="0.77449"/>
          <table:table-cell office:value-type="float" office:value="-0.0114308"/>
          <table:table-cell office:value-type="float" office:value="0.28372"/>
          <table:table-cell office:value-type="float" office:value="0.23411"/>
          <table:table-cell office:value-type="float" office:value="0.18655"/>
          <table:table-cell office:value-type="float" office:value="0.2419492"/>
          <table:table-cell office:value-type="float" office:value="0.76219"/>
          <table:table-cell office:value-type="float" office:value="-0.0040508"/>
          <table:table-cell office:value-type="float" office:value="0.6958259"/>
          <table:table-cell office:value-type="float" office:value="0.2477999"/>
          <table:table-cell office:value-type="float" office:value="0.0238947"/>
          <table:table-cell office:value-type="float" office:value="0.6958259"/>
          <table:table-cell office:value-type="float" office:value="0.2477998"/>
          <table:table-cell office:value-type="float" office:value="0.0300947"/>
          <table:table-cell office:value-type="float" office:value="0.6958259"/>
          <table:table-cell office:value-type="float" office:value="0.2477998"/>
          <table:table-cell office:value-type="float" office:value="0.0362947"/>
          <table:table-cell office:value-type="float" office:value="0.6958259"/>
          <table:table-cell office:value-type="float" office:value="0.2477998"/>
          <table:table-cell office:value-type="float" office:value="0.0424947"/>
          <table:table-cell office:value-type="float" office:value="0.695826"/>
          <table:table-cell office:value-type="float" office:value="0.2477998"/>
          <table:table-cell office:value-type="float" office:value="0.0486947"/>
          <table:table-cell office:value-type="float" office:value="0.695826"/>
          <table:table-cell office:value-type="float" office:value="0.2477998"/>
          <table:table-cell office:value-type="float" office:value="0.0548947"/>
          <table:table-cell office:value-type="float" office:value="0.68972"/>
          <table:table-cell office:value-type="float" office:value="0.2467232"/>
          <table:table-cell office:value-type="float" office:value="0.0238947"/>
          <table:table-cell office:value-type="float" office:value="0.6897201"/>
          <table:table-cell office:value-type="float" office:value="0.2467232"/>
          <table:table-cell office:value-type="float" office:value="0.0300947"/>
          <table:table-cell office:value-type="float" office:value="0.6897201"/>
          <table:table-cell office:value-type="float" office:value="0.2467232"/>
          <table:table-cell office:value-type="float" office:value="0.0362947"/>
          <table:table-cell office:value-type="float" office:value="0.6897201"/>
          <table:table-cell office:value-type="float" office:value="0.2467232"/>
          <table:table-cell office:value-type="float" office:value="0.0424947"/>
          <table:table-cell office:value-type="float" office:value="0.6897202"/>
          <table:table-cell office:value-type="float" office:value="0.2467232"/>
          <table:table-cell office:value-type="float" office:value="0.0486947"/>
          <table:table-cell office:value-type="float" office:value="0.6897202"/>
          <table:table-cell office:value-type="float" office:value="0.2467231"/>
          <table:table-cell office:value-type="float" office:value="0.0548947"/>
        </table:table-row>
        <table:table-row>
          <table:table-cell>
            <text:p>z_rot_pl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>
            <text:p>2025-08-21 12:34:36</text:p>
          </table:table-cell>
          <table:table-cell office:value-type="float" office:value="0.0004336"/>
          <table:table-cell office:value-type="float" office:value="0.6931335"/>
          <table:table-cell office:value-type="float" office:value="0.693567"/>
          <table:table-cell office:value-type="float" office:value="0.2474503"/>
          <table:table-cell office:value-type="float" office:value="0.0396437"/>
          <table:table-cell office:value-type="float" office:value="10"/>
          <table:table-cell office:value-type="float" office:value="0.8175399899482727"/>
          <table:table-cell office:value-type="float" office:value="0.16482000052928925"/>
          <table:table-cell office:value-type="float" office:value="0.6527199894189835"/>
          <table:table-cell office:value-type="float" office:value="0.353533162176609"/>
          <table:table-cell office:value-type="float" office:value="0.21568813640304738"/>
          <table:table-cell office:value-type="float" office:value="0.4047224819660187"/>
          <table:table-cell office:value-type="float" office:value="0.3023438423871994"/>
          <table:table-cell office:value-type="float" office:value="0.10237863957881926"/>
          <table:table-cell office:value-type="float" office:value="0.2972992"/>
          <table:table-cell office:value-type="float" office:value="0.2713708"/>
          <table:table-cell office:value-type="float" office:value="0.3077624"/>
          <table:table-cell office:value-type="float" office:value="0.32964"/>
          <table:table-cell office:value-type="float" office:value="0.81754"/>
          <table:table-cell office:value-type="float" office:value="-0.0097908"/>
          <table:table-cell office:value-type="float" office:value="0.26281"/>
          <table:table-cell office:value-type="float" office:value="0.2132"/>
          <table:table-cell office:value-type="float" office:value="0.16482"/>
          <table:table-cell office:value-type="float" office:value="0.1968492"/>
          <table:table-cell office:value-type="float" office:value="0.67404"/>
          <table:table-cell office:value-type="float" office:value="-0.0032308"/>
          <table:table-cell office:value-type="float" office:value="0.6961278"/>
          <table:table-cell office:value-type="float" office:value="0.2481364"/>
          <table:table-cell office:value-type="float" office:value="0.0239031"/>
          <table:table-cell office:value-type="float" office:value="0.6961278"/>
          <table:table-cell office:value-type="float" office:value="0.2481364"/>
          <table:table-cell office:value-type="float" office:value="0.0301031"/>
          <table:table-cell office:value-type="float" office:value="0.6961278"/>
          <table:table-cell office:value-type="float" office:value="0.2481364"/>
          <table:table-cell office:value-type="float" office:value="0.0363031"/>
          <table:table-cell office:value-type="float" office:value="0.6961278"/>
          <table:table-cell office:value-type="float" office:value="0.2481364"/>
          <table:table-cell office:value-type="float" office:value="0.0425031"/>
          <table:table-cell office:value-type="float" office:value="0.6961279"/>
          <table:table-cell office:value-type="float" office:value="0.2481364"/>
          <table:table-cell office:value-type="float" office:value="0.0487031"/>
          <table:table-cell office:value-type="float" office:value="0.6961279"/>
          <table:table-cell office:value-type="float" office:value="0.2481365"/>
          <table:table-cell office:value-type="float" office:value="0.0549031"/>
          <table:table-cell office:value-type="float" office:value="0.690139"/>
          <table:table-cell office:value-type="float" office:value="0.2465317"/>
          <table:table-cell office:value-type="float" office:value="0.0239031"/>
          <table:table-cell office:value-type="float" office:value="0.6901391"/>
          <table:table-cell office:value-type="float" office:value="0.2465317"/>
          <table:table-cell office:value-type="float" office:value="0.0301031"/>
          <table:table-cell office:value-type="float" office:value="0.6901391"/>
          <table:table-cell office:value-type="float" office:value="0.2465317"/>
          <table:table-cell office:value-type="float" office:value="0.0363031"/>
          <table:table-cell office:value-type="float" office:value="0.6901391"/>
          <table:table-cell office:value-type="float" office:value="0.2465318"/>
          <table:table-cell office:value-type="float" office:value="0.0425031"/>
          <table:table-cell office:value-type="float" office:value="0.6901391"/>
          <table:table-cell office:value-type="float" office:value="0.2465318"/>
          <table:table-cell office:value-type="float" office:value="0.0487031"/>
          <table:table-cell office:value-type="float" office:value="0.6901391"/>
          <table:table-cell office:value-type="float" office:value="0.2465318"/>
          <table:table-cell office:value-type="float" office:value="0.0549031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8-21 12:34:48</text:p>
          </table:table-cell>
          <table:table-cell office:value-type="float" office:value="0.000643"/>
          <table:table-cell office:value-type="float" office:value="0.6934627"/>
          <table:table-cell office:value-type="float" office:value="0.6941056"/>
          <table:table-cell office:value-type="float" office:value="0.2476801"/>
          <table:table-cell office:value-type="float" office:value="0.0396073"/>
          <table:table-cell office:value-type="float" office:value="10"/>
          <table:table-cell office:value-type="float" office:value="0.8421400189399719"/>
          <table:table-cell office:value-type="float" office:value="0.14514000713825226"/>
          <table:table-cell office:value-type="float" office:value="0.6970000118017197"/>
          <table:table-cell office:value-type="float" office:value="0.3443081632256508"/>
          <table:table-cell office:value-type="float" office:value="0.21852179037306124"/>
          <table:table-cell office:value-type="float" office:value="0.4203024864196777"/>
          <table:table-cell office:value-type="float" office:value="0.26831384003162384"/>
          <table:table-cell office:value-type="float" office:value="0.15198864638805387"/>
          <table:table-cell office:value-type="float" office:value="0.3190292"/>
          <table:table-cell office:value-type="float" office:value="0.2828508"/>
          <table:table-cell office:value-type="float" office:value="0.3163724"/>
          <table:table-cell office:value-type="float" office:value="0.34112"/>
          <table:table-cell office:value-type="float" office:value="0.84214"/>
          <table:table-cell office:value-type="float" office:value="-0.0065108"/>
          <table:table-cell office:value-type="float" office:value="0.23042"/>
          <table:table-cell office:value-type="float" office:value="0.18983"/>
          <table:table-cell office:value-type="float" office:value="0.14514"/>
          <table:table-cell office:value-type="float" office:value="0.1685592"/>
          <table:table-cell office:value-type="float" office:value="0.60762"/>
          <table:table-cell office:value-type="float" office:value="-0.0011808"/>
          <table:table-cell office:value-type="float" office:value="0.6963757"/>
          <table:table-cell office:value-type="float" office:value="0.2485063"/>
          <table:table-cell office:value-type="float" office:value="0.0238983"/>
          <table:table-cell office:value-type="float" office:value="0.6963757"/>
          <table:table-cell office:value-type="float" office:value="0.2485063"/>
          <table:table-cell office:value-type="float" office:value="0.0300983"/>
          <table:table-cell office:value-type="float" office:value="0.6963757"/>
          <table:table-cell office:value-type="float" office:value="0.2485063"/>
          <table:table-cell office:value-type="float" office:value="0.0362983"/>
          <table:table-cell office:value-type="float" office:value="0.6963757"/>
          <table:table-cell office:value-type="float" office:value="0.2485063"/>
          <table:table-cell office:value-type="float" office:value="0.0424983"/>
          <table:table-cell office:value-type="float" office:value="0.6963757"/>
          <table:table-cell office:value-type="float" office:value="0.2485063"/>
          <table:table-cell office:value-type="float" office:value="0.0486983"/>
          <table:table-cell office:value-type="float" office:value="0.6963757"/>
          <table:table-cell office:value-type="float" office:value="0.2485063"/>
          <table:table-cell office:value-type="float" office:value="0.0548983"/>
          <table:table-cell office:value-type="float" office:value="0.6905496"/>
          <table:table-cell office:value-type="float" office:value="0.2463858"/>
          <table:table-cell office:value-type="float" office:value="0.0238983"/>
          <table:table-cell office:value-type="float" office:value="0.6905496"/>
          <table:table-cell office:value-type="float" office:value="0.2463858"/>
          <table:table-cell office:value-type="float" office:value="0.0300983"/>
          <table:table-cell office:value-type="float" office:value="0.6905496"/>
          <table:table-cell office:value-type="float" office:value="0.2463858"/>
          <table:table-cell office:value-type="float" office:value="0.0362983"/>
          <table:table-cell office:value-type="float" office:value="0.6905496"/>
          <table:table-cell office:value-type="float" office:value="0.2463858"/>
          <table:table-cell office:value-type="float" office:value="0.0424983"/>
          <table:table-cell office:value-type="float" office:value="0.6905496"/>
          <table:table-cell office:value-type="float" office:value="0.2463858"/>
          <table:table-cell office:value-type="float" office:value="0.0486983"/>
          <table:table-cell office:value-type="float" office:value="0.6905497"/>
          <table:table-cell office:value-type="float" office:value="0.2463857"/>
          <table:table-cell office:value-type="float" office:value="0.0548983"/>
        </table:table-row>
        <table:table-row>
          <table:table-cell>
            <text:p>z_rot_pl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>
            <text:p>2025-08-21 12:35:01</text:p>
          </table:table-cell>
          <table:table-cell office:value-type="float" office:value="0.0008715"/>
          <table:table-cell office:value-type="float" office:value="0.6937899"/>
          <table:table-cell office:value-type="float" office:value="0.6946614"/>
          <table:table-cell office:value-type="float" office:value="0.2479886"/>
          <table:table-cell office:value-type="float" office:value="0.0395326"/>
          <table:table-cell office:value-type="float" office:value="10"/>
          <table:table-cell office:value-type="float" office:value="0.9040499925613403"/>
          <table:table-cell office:value-type="float" office:value="0.13243000209331512"/>
          <table:table-cell office:value-type="float" office:value="0.7716199904680252"/>
          <table:table-cell office:value-type="float" office:value="0.3410691604018211"/>
          <table:table-cell office:value-type="float" office:value="0.23221182811815183"/>
          <table:table-cell office:value-type="float" office:value="0.44687047600746155"/>
          <table:table-cell office:value-type="float" office:value="0.23526784479618074"/>
          <table:table-cell office:value-type="float" office:value="0.2116026312112808"/>
          <table:table-cell office:value-type="float" office:value="0.3493692"/>
          <table:table-cell office:value-type="float" office:value="0.2906408"/>
          <table:table-cell office:value-type="float" office:value="0.3253924"/>
          <table:table-cell office:value-type="float" office:value="0.3649"/>
          <table:table-cell office:value-type="float" office:value="0.90405"/>
          <table:table-cell office:value-type="float" office:value="-0.0015908"/>
          <table:table-cell office:value-type="float" office:value="0.20746"/>
          <table:table-cell office:value-type="float" office:value="0.1763"/>
          <table:table-cell office:value-type="float" office:value="0.13243"/>
          <table:table-cell office:value-type="float" office:value="0.1349392"/>
          <table:table-cell office:value-type="float" office:value="0.52521"/>
          <table:table-cell office:value-type="float" office:value="-0.0015908"/>
          <table:table-cell office:value-type="float" office:value="0.6965994"/>
          <table:table-cell office:value-type="float" office:value="0.2488924"/>
          <table:table-cell office:value-type="float" office:value="0.0239009"/>
          <table:table-cell office:value-type="float" office:value="0.6965994"/>
          <table:table-cell office:value-type="float" office:value="0.2488923"/>
          <table:table-cell office:value-type="float" office:value="0.0301009"/>
          <table:table-cell office:value-type="float" office:value="0.6965994"/>
          <table:table-cell office:value-type="float" office:value="0.2488923"/>
          <table:table-cell office:value-type="float" office:value="0.0363009"/>
          <table:table-cell office:value-type="float" office:value="0.6965994"/>
          <table:table-cell office:value-type="float" office:value="0.2488923"/>
          <table:table-cell office:value-type="float" office:value="0.0425009"/>
          <table:table-cell office:value-type="float" office:value="0.6965994"/>
          <table:table-cell office:value-type="float" office:value="0.2488923"/>
          <table:table-cell office:value-type="float" office:value="0.0487009"/>
          <table:table-cell office:value-type="float" office:value="0.6965995"/>
          <table:table-cell office:value-type="float" office:value="0.2488923"/>
          <table:table-cell office:value-type="float" office:value="0.0549009"/>
          <table:table-cell office:value-type="float" office:value="0.6909803"/>
          <table:table-cell office:value-type="float" office:value="0.2462721"/>
          <table:table-cell office:value-type="float" office:value="0.023901"/>
          <table:table-cell office:value-type="float" office:value="0.6909803"/>
          <table:table-cell office:value-type="float" office:value="0.2462721"/>
          <table:table-cell office:value-type="float" office:value="0.030101"/>
          <table:table-cell office:value-type="float" office:value="0.6909803"/>
          <table:table-cell office:value-type="float" office:value="0.2462721"/>
          <table:table-cell office:value-type="float" office:value="0.036301"/>
          <table:table-cell office:value-type="float" office:value="0.6909803"/>
          <table:table-cell office:value-type="float" office:value="0.2462721"/>
          <table:table-cell office:value-type="float" office:value="0.042501"/>
          <table:table-cell office:value-type="float" office:value="0.6909803"/>
          <table:table-cell office:value-type="float" office:value="0.2462721"/>
          <table:table-cell office:value-type="float" office:value="0.048701"/>
          <table:table-cell office:value-type="float" office:value="0.6909803"/>
          <table:table-cell office:value-type="float" office:value="0.2462721"/>
          <table:table-cell office:value-type="float" office:value="0.0549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8-21 12:35:14</text:p>
          </table:table-cell>
          <table:table-cell office:value-type="float" office:value="0.0010298"/>
          <table:table-cell office:value-type="float" office:value="0.6941139"/>
          <table:table-cell office:value-type="float" office:value="0.6951437"/>
          <table:table-cell office:value-type="float" office:value="0.2483314"/>
          <table:table-cell office:value-type="float" office:value="0.0395096"/>
          <table:table-cell office:value-type="float" office:value="10"/>
          <table:table-cell office:value-type="float" office:value="0.9630900025367737"/>
          <table:table-cell office:value-type="float" office:value="0.11279919743537903"/>
          <table:table-cell office:value-type="float" office:value="0.8502908051013947"/>
          <table:table-cell office:value-type="float" office:value="0.33405816107988356"/>
          <table:table-cell office:value-type="float" office:value="0.24781891435729653"/>
          <table:table-cell office:value-type="float" office:value="0.46220448017120364"/>
          <table:table-cell office:value-type="float" office:value="0.20591184198856355"/>
          <table:table-cell office:value-type="float" office:value="0.2562926381826401"/>
          <table:table-cell office:value-type="float" office:value="0.3448592"/>
          <table:table-cell office:value-type="float" office:value="0.3013008"/>
          <table:table-cell office:value-type="float" office:value="0.3303124"/>
          <table:table-cell office:value-type="float" office:value="0.37146"/>
          <table:table-cell office:value-type="float" office:value="0.96309"/>
          <table:table-cell office:value-type="float" office:value="-0.0011808"/>
          <table:table-cell office:value-type="float" office:value="0.19106"/>
          <table:table-cell office:value-type="float" office:value="0.16523"/>
          <table:table-cell office:value-type="float" office:value="0.12095"/>
          <table:table-cell office:value-type="float" office:value="0.1127992"/>
          <table:table-cell office:value-type="float" office:value="0.43952"/>
          <table:table-cell office:value-type="float" office:value="-0.0015908"/>
          <table:table-cell office:value-type="float" office:value="0.6967986"/>
          <table:table-cell office:value-type="float" office:value="0.2492867"/>
          <table:table-cell office:value-type="float" office:value="0.0238596"/>
          <table:table-cell office:value-type="float" office:value="0.6967986"/>
          <table:table-cell office:value-type="float" office:value="0.2492868"/>
          <table:table-cell office:value-type="float" office:value="0.0300596"/>
          <table:table-cell office:value-type="float" office:value="0.6967985"/>
          <table:table-cell office:value-type="float" office:value="0.2492868"/>
          <table:table-cell office:value-type="float" office:value="0.0362596"/>
          <table:table-cell office:value-type="float" office:value="0.6967985"/>
          <table:table-cell office:value-type="float" office:value="0.2492868"/>
          <table:table-cell office:value-type="float" office:value="0.0424596"/>
          <table:table-cell office:value-type="float" office:value="0.6967985"/>
          <table:table-cell office:value-type="float" office:value="0.2492868"/>
          <table:table-cell office:value-type="float" office:value="0.0486596"/>
          <table:table-cell office:value-type="float" office:value="0.6967985"/>
          <table:table-cell office:value-type="float" office:value="0.2492869"/>
          <table:table-cell office:value-type="float" office:value="0.0548596"/>
          <table:table-cell office:value-type="float" office:value="0.6914292"/>
          <table:table-cell office:value-type="float" office:value="0.2461867"/>
          <table:table-cell office:value-type="float" office:value="0.0238596"/>
          <table:table-cell office:value-type="float" office:value="0.6914292"/>
          <table:table-cell office:value-type="float" office:value="0.2461868"/>
          <table:table-cell office:value-type="float" office:value="0.0300596"/>
          <table:table-cell office:value-type="float" office:value="0.6914292"/>
          <table:table-cell office:value-type="float" office:value="0.2461868"/>
          <table:table-cell office:value-type="float" office:value="0.0362596"/>
          <table:table-cell office:value-type="float" office:value="0.6914292"/>
          <table:table-cell office:value-type="float" office:value="0.2461868"/>
          <table:table-cell office:value-type="float" office:value="0.0424596"/>
          <table:table-cell office:value-type="float" office:value="0.6914291"/>
          <table:table-cell office:value-type="float" office:value="0.2461868"/>
          <table:table-cell office:value-type="float" office:value="0.0486596"/>
          <table:table-cell office:value-type="float" office:value="0.6914291"/>
          <table:table-cell office:value-type="float" office:value="0.2461869"/>
          <table:table-cell office:value-type="float" office:value="0.0548596"/>
        </table:table-row>
        <table:table-row>
          <table:table-cell>
            <text:p>z_rot_pl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>
            <text:p>2025-08-21 12:35:27</text:p>
          </table:table-cell>
          <table:table-cell office:value-type="float" office:value="0.0011809"/>
          <table:table-cell office:value-type="float" office:value="0.6943928"/>
          <table:table-cell office:value-type="float" office:value="0.6955737"/>
          <table:table-cell office:value-type="float" office:value="0.2487554"/>
          <table:table-cell office:value-type="float" office:value="0.0393484"/>
          <table:table-cell office:value-type="float" office:value="9"/>
          <table:table-cell office:value-type="float" office:value="0.9745699763298035"/>
          <table:table-cell office:value-type="float" office:value="0.09762919694185257"/>
          <table:table-cell office:value-type="float" office:value="0.8769407793879509"/>
          <table:table-cell office:value-type="float" office:value="0.3319671548902988"/>
          <table:table-cell office:value-type="float" office:value="0.2521838695097498"/>
          <table:table-cell office:value-type="float" office:value="0.4720444679260254"/>
          <table:table-cell office:value-type="float" office:value="0.1918898418545723"/>
          <table:table-cell office:value-type="float" office:value="0.2801546260714531"/>
          <table:table-cell office:value-type="float" office:value="0.3481392"/>
          <table:table-cell office:value-type="float" office:value="0.3066308"/>
          <table:table-cell office:value-type="float" office:value="0.3372824"/>
          <table:table-cell office:value-type="float" office:value="0.3936"/>
          <table:table-cell office:value-type="float" office:value="0.97457"/>
          <table:table-cell office:value-type="float" office:value="-0.0011808"/>
          <table:table-cell office:value-type="float" office:value="0.19065"/>
          <table:table-cell office:value-type="float" office:value="0.16277"/>
          <table:table-cell office:value-type="float" office:value="0.11439"/>
          <table:table-cell office:value-type="float" office:value="0.0976292"/>
          <table:table-cell office:value-type="float" office:value="0.39401"/>
          <table:table-cell office:value-type="float" office:value="-0.0024108"/>
          <table:table-cell office:value-type="float" office:value="0.6969321"/>
          <table:table-cell office:value-type="float" office:value="0.2497066"/>
          <table:table-cell office:value-type="float" office:value="0.0239008"/>
          <table:table-cell office:value-type="float" office:value="0.6969321"/>
          <table:table-cell office:value-type="float" office:value="0.2497066"/>
          <table:table-cell office:value-type="float" office:value="0.0301008"/>
          <table:table-cell office:value-type="float" office:value="0.6969321"/>
          <table:table-cell office:value-type="float" office:value="0.2497066"/>
          <table:table-cell office:value-type="float" office:value="0.0363008"/>
          <table:table-cell office:value-type="float" office:value="0.6969321"/>
          <table:table-cell office:value-type="float" office:value="0.2497066"/>
          <table:table-cell office:value-type="float" office:value="0.0425008"/>
          <table:table-cell office:value-type="float" office:value="0.6969321"/>
          <table:table-cell office:value-type="float" office:value="0.2497066"/>
          <table:table-cell office:value-type="float" office:value="0.0487008"/>
          <table:table-cell office:value-type="float" office:value="0.6969322"/>
          <table:table-cell office:value-type="float" office:value="0.2497065"/>
          <table:table-cell office:value-type="float" office:value="0.0549008"/>
          <table:table-cell office:value-type="float" office:value="0.6918534"/>
          <table:table-cell office:value-type="float" office:value="0.2461505"/>
          <table:table-cell office:value-type="float" office:value="0.0239008"/>
          <table:table-cell office:value-type="float" office:value="0.6918534"/>
          <table:table-cell office:value-type="float" office:value="0.2461504"/>
          <table:table-cell office:value-type="float" office:value="0.0301008"/>
          <table:table-cell office:value-type="float" office:value="0.6918534"/>
          <table:table-cell office:value-type="float" office:value="0.2461504"/>
          <table:table-cell office:value-type="float" office:value="0.0363008"/>
          <table:table-cell office:value-type="float" office:value="0.6918534"/>
          <table:table-cell office:value-type="float" office:value="0.2461504"/>
          <table:table-cell office:value-type="float" office:value="0.0425008"/>
          <table:table-cell office:value-type="float" office:value="0.6918534"/>
          <table:table-cell office:value-type="float" office:value="0.2461504"/>
          <table:table-cell office:value-type="float" office:value="0.0487008"/>
          <table:table-cell office:value-type="float" office:value="0.6918534"/>
          <table:table-cell office:value-type="float" office:value="0.2461504"/>
          <table:table-cell office:value-type="float" office:value="0.0549008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8-21 12:35:39</text:p>
          </table:table-cell>
          <table:table-cell office:value-type="float" office:value="0.0012489"/>
          <table:table-cell office:value-type="float" office:value="0.6946718"/>
          <table:table-cell office:value-type="float" office:value="0.6959207"/>
          <table:table-cell office:value-type="float" office:value="0.2491856"/>
          <table:table-cell office:value-type="float" office:value="0.0391129"/>
          <table:table-cell office:value-type="float" office:value="9"/>
          <table:table-cell office:value-type="float" office:value="0.879040002822876"/>
          <table:table-cell office:value-type="float" office:value="0.07712920010089874"/>
          <table:table-cell office:value-type="float" office:value="0.8019108027219772"/>
          <table:table-cell office:value-type="float" office:value="0.30798215940594675"/>
          <table:table-cell office:value-type="float" office:value="0.2327421948942535"/>
          <table:table-cell office:value-type="float" office:value="0.4581864833831787"/>
          <table:table-cell office:value-type="float" office:value="0.15777783542871476"/>
          <table:table-cell office:value-type="float" office:value="0.3004086479544639"/>
          <table:table-cell office:value-type="float" office:value="0.3436292"/>
          <table:table-cell office:value-type="float" office:value="0.3136008"/>
          <table:table-cell office:value-type="float" office:value="0.3463024"/>
          <table:table-cell office:value-type="float" office:value="0.40836"/>
          <table:table-cell office:value-type="float" office:value="0.87904"/>
          <table:table-cell office:value-type="float" office:value="4.92e-05"/>
          <table:table-cell office:value-type="float" office:value="0.14965"/>
          <table:table-cell office:value-type="float" office:value="0.14104"/>
          <table:table-cell office:value-type="float" office:value="0.1025"/>
          <table:table-cell office:value-type="float" office:value="0.0771292"/>
          <table:table-cell office:value-type="float" office:value="0.31857"/>
          <table:table-cell office:value-type="float" office:value="-0.0020008"/>
          <table:table-cell office:value-type="float" office:value="0.6970465"/>
          <table:table-cell office:value-type="float" office:value="0.2501303"/>
          <table:table-cell office:value-type="float" office:value="0.0238999"/>
          <table:table-cell office:value-type="float" office:value="0.6970465"/>
          <table:table-cell office:value-type="float" office:value="0.2501303"/>
          <table:table-cell office:value-type="float" office:value="0.0300999"/>
          <table:table-cell office:value-type="float" office:value="0.6970465"/>
          <table:table-cell office:value-type="float" office:value="0.2501303"/>
          <table:table-cell office:value-type="float" office:value="0.0362999"/>
          <table:table-cell office:value-type="float" office:value="0.6970465"/>
          <table:table-cell office:value-type="float" office:value="0.2501303"/>
          <table:table-cell office:value-type="float" office:value="0.0424999"/>
          <table:table-cell office:value-type="float" office:value="0.6970465"/>
          <table:table-cell office:value-type="float" office:value="0.2501303"/>
          <table:table-cell office:value-type="float" office:value="0.0486999"/>
          <table:table-cell office:value-type="float" office:value="0.6970465"/>
          <table:table-cell office:value-type="float" office:value="0.2501303"/>
          <table:table-cell office:value-type="float" office:value="0.0548999"/>
          <table:table-cell office:value-type="float" office:value="0.6922971"/>
          <table:table-cell office:value-type="float" office:value="0.246145"/>
          <table:table-cell office:value-type="float" office:value="0.0238999"/>
          <table:table-cell office:value-type="float" office:value="0.692297"/>
          <table:table-cell office:value-type="float" office:value="0.246145"/>
          <table:table-cell office:value-type="float" office:value="0.0300999"/>
          <table:table-cell office:value-type="float" office:value="0.692297"/>
          <table:table-cell office:value-type="float" office:value="0.246145"/>
          <table:table-cell office:value-type="float" office:value="0.0362999"/>
          <table:table-cell office:value-type="float" office:value="0.692297"/>
          <table:table-cell office:value-type="float" office:value="0.246145"/>
          <table:table-cell office:value-type="float" office:value="0.0424999"/>
          <table:table-cell office:value-type="float" office:value="0.692297"/>
          <table:table-cell office:value-type="float" office:value="0.246145"/>
          <table:table-cell office:value-type="float" office:value="0.0486999"/>
          <table:table-cell office:value-type="float" office:value="0.692297"/>
          <table:table-cell office:value-type="float" office:value="0.246145"/>
          <table:table-cell office:value-type="float" office:value="0.0548999"/>
        </table:table-row>
        <table:table-row>
          <table:table-cell>
            <text:p>z_rot_pl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>
            <text:p>2025-08-21 12:35:52</text:p>
          </table:table-cell>
          <table:table-cell office:value-type="float" office:value="0.0006864"/>
          <table:table-cell office:value-type="float" office:value="0.6949261"/>
          <table:table-cell office:value-type="float" office:value="0.6956125"/>
          <table:table-cell office:value-type="float" office:value="0.2490623"/>
          <table:table-cell office:value-type="float" office:value="0.0390243"/>
          <table:table-cell office:value-type="float" office:value="10"/>
          <table:table-cell office:value-type="float" office:value="0.7421000003814697"/>
          <table:table-cell office:value-type="float" office:value="0.11807999759912491"/>
          <table:table-cell office:value-type="float" office:value="0.6240200027823448"/>
          <table:table-cell office:value-type="float" office:value="0.3135171614587307"/>
          <table:table-cell office:value-type="float" office:value="0.18660146419651882"/>
          <table:table-cell office:value-type="float" office:value="0.4116924822330475"/>
          <table:table-cell office:value-type="float" office:value="0.21534184068441392"/>
          <table:table-cell office:value-type="float" office:value="0.19635064154863358"/>
          <table:table-cell office:value-type="float" office:value="0.3177992"/>
          <table:table-cell office:value-type="float" office:value="0.2898208"/>
          <table:table-cell office:value-type="float" office:value="0.3020224"/>
          <table:table-cell office:value-type="float" office:value="0.40672"/>
          <table:table-cell office:value-type="float" office:value="0.7421"/>
          <table:table-cell office:value-type="float" office:value="-0.0011808"/>
          <table:table-cell office:value-type="float" office:value="0.21771"/>
          <table:table-cell office:value-type="float" office:value="0.16933"/>
          <table:table-cell office:value-type="float" office:value="0.11808"/>
          <table:table-cell office:value-type="float" office:value="0.1267392"/>
          <table:table-cell office:value-type="float" office:value="0.44485"/>
          <table:table-cell office:value-type="float" office:value="-0.0003608"/>
          <table:table-cell office:value-type="float" office:value="0.6971182"/>
          <table:table-cell office:value-type="float" office:value="0.2505679"/>
          <table:table-cell office:value-type="float" office:value="0.0239009"/>
          <table:table-cell office:value-type="float" office:value="0.6971182"/>
          <table:table-cell office:value-type="float" office:value="0.2505679"/>
          <table:table-cell office:value-type="float" office:value="0.0301009"/>
          <table:table-cell office:value-type="float" office:value="0.6971181"/>
          <table:table-cell office:value-type="float" office:value="0.2505679"/>
          <table:table-cell office:value-type="float" office:value="0.0363009"/>
          <table:table-cell office:value-type="float" office:value="0.6971181"/>
          <table:table-cell office:value-type="float" office:value="0.2505679"/>
          <table:table-cell office:value-type="float" office:value="0.0425009"/>
          <table:table-cell office:value-type="float" office:value="0.697118"/>
          <table:table-cell office:value-type="float" office:value="0.2505679"/>
          <table:table-cell office:value-type="float" office:value="0.0487009"/>
          <table:table-cell office:value-type="float" office:value="0.697118"/>
          <table:table-cell office:value-type="float" office:value="0.2505679"/>
          <table:table-cell office:value-type="float" office:value="0.0549009"/>
          <table:table-cell office:value-type="float" office:value="0.6927342"/>
          <table:table-cell office:value-type="float" office:value="0.2461838"/>
          <table:table-cell office:value-type="float" office:value="0.0239008"/>
          <table:table-cell office:value-type="float" office:value="0.6927341"/>
          <table:table-cell office:value-type="float" office:value="0.2461838"/>
          <table:table-cell office:value-type="float" office:value="0.0301008"/>
          <table:table-cell office:value-type="float" office:value="0.6927341"/>
          <table:table-cell office:value-type="float" office:value="0.2461838"/>
          <table:table-cell office:value-type="float" office:value="0.0363008"/>
          <table:table-cell office:value-type="float" office:value="0.692734"/>
          <table:table-cell office:value-type="float" office:value="0.2461838"/>
          <table:table-cell office:value-type="float" office:value="0.0425008"/>
          <table:table-cell office:value-type="float" office:value="0.692734"/>
          <table:table-cell office:value-type="float" office:value="0.2461838"/>
          <table:table-cell office:value-type="float" office:value="0.0487008"/>
          <table:table-cell office:value-type="float" office:value="0.6927339"/>
          <table:table-cell office:value-type="float" office:value="0.2461838"/>
          <table:table-cell office:value-type="float" office:value="0.0549008"/>
        </table:table-row>
        <table:table-row>
          <table:table-cell>
            <text:p>z_rot_pl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>
            <text:p>2025-08-21 12:36:05</text:p>
          </table:table-cell>
          <table:table-cell office:value-type="float" office:value="0.0001752"/>
          <table:table-cell office:value-type="float" office:value="0.6951582"/>
          <table:table-cell office:value-type="float" office:value="0.6953333"/>
          <table:table-cell office:value-type="float" office:value="0.2488384"/>
          <table:table-cell office:value-type="float" office:value="0.0373316"/>
          <table:table-cell office:value-type="float" office:value="10"/>
          <table:table-cell office:value-type="float" office:value="0.733489990234375"/>
          <table:table-cell office:value-type="float" office:value="0.2218099981546402"/>
          <table:table-cell office:value-type="float" office:value="0.5116799920797348"/>
          <table:table-cell office:value-type="float" office:value="0.4111381575465202"/>
          <table:table-cell office:value-type="float" office:value="0.15704332657657333"/>
          <table:table-cell office:value-type="float" office:value="0.44728047847747804"/>
          <table:table-cell office:value-type="float" office:value="0.37499583661556246"/>
          <table:table-cell office:value-type="float" office:value="0.07228464186191558"/>
          <table:table-cell office:value-type="float" office:value="0.4256292"/>
          <table:table-cell office:value-type="float" office:value="0.5243408"/>
          <table:table-cell office:value-type="float" office:value="0.5349024"/>
          <table:table-cell office:value-type="float" office:value="0.45387"/>
          <table:table-cell office:value-type="float" office:value="0.29766"/>
          <table:table-cell office:value-type="float" office:value="0.0012792"/>
          <table:table-cell office:value-type="float" office:value="0.27757"/>
          <table:table-cell office:value-type="float" office:value="0.2706"/>
          <table:table-cell office:value-type="float" office:value="0.22181"/>
          <table:table-cell office:value-type="float" office:value="0.3715092"/>
          <table:table-cell office:value-type="float" office:value="0.73349"/>
          <table:table-cell office:value-type="float" office:value="0.0012792"/>
          <table:table-cell office:value-type="float" office:value="0.6971508"/>
          <table:table-cell office:value-type="float" office:value="0.2510043"/>
          <table:table-cell office:value-type="float" office:value="0.0238966"/>
          <table:table-cell office:value-type="float" office:value="0.6971508"/>
          <table:table-cell office:value-type="float" office:value="0.2510043"/>
          <table:table-cell office:value-type="float" office:value="0.0300966"/>
          <table:table-cell office:value-type="float" office:value="0.6971508"/>
          <table:table-cell office:value-type="float" office:value="0.2510043"/>
          <table:table-cell office:value-type="float" office:value="0.0362966"/>
          <table:table-cell office:value-type="float" office:value="0.6971508"/>
          <table:table-cell office:value-type="float" office:value="0.2510044"/>
          <table:table-cell office:value-type="float" office:value="0.0424966"/>
          <table:table-cell office:value-type="float" office:value="0.6971508"/>
          <table:table-cell office:value-type="float" office:value="0.2510044"/>
          <table:table-cell office:value-type="float" office:value="0.0486966"/>
          <table:table-cell office:value-type="float" office:value="0.6971508"/>
          <table:table-cell office:value-type="float" office:value="0.2510044"/>
          <table:table-cell office:value-type="float" office:value="0.0548966"/>
          <table:table-cell office:value-type="float" office:value="0.6931655"/>
          <table:table-cell office:value-type="float" office:value="0.2462548"/>
          <table:table-cell office:value-type="float" office:value="0.0238966"/>
          <table:table-cell office:value-type="float" office:value="0.6931655"/>
          <table:table-cell office:value-type="float" office:value="0.2462548"/>
          <table:table-cell office:value-type="float" office:value="0.0300966"/>
          <table:table-cell office:value-type="float" office:value="0.6931655"/>
          <table:table-cell office:value-type="float" office:value="0.2462549"/>
          <table:table-cell office:value-type="float" office:value="0.0362966"/>
          <table:table-cell office:value-type="float" office:value="0.6931655"/>
          <table:table-cell office:value-type="float" office:value="0.2462549"/>
          <table:table-cell office:value-type="float" office:value="0.0424966"/>
          <table:table-cell office:value-type="float" office:value="0.6931655"/>
          <table:table-cell office:value-type="float" office:value="0.2462549"/>
          <table:table-cell office:value-type="float" office:value="0.0486966"/>
          <table:table-cell office:value-type="float" office:value="0.6931655"/>
          <table:table-cell office:value-type="float" office:value="0.246255"/>
          <table:table-cell office:value-type="float" office:value="0.0548966"/>
        </table:table-row>
        <table:table-row>
          <table:table-cell>
            <text:p>z_rot_pl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>
            <text:p>2025-08-21 12:36:18</text:p>
          </table:table-cell>
          <table:table-cell office:value-type="float" office:value="0.0001532"/>
          <table:table-cell office:value-type="float" office:value="0.6953676"/>
          <table:table-cell office:value-type="float" office:value="0.6955208"/>
          <table:table-cell office:value-type="float" office:value="0.2491316"/>
          <table:table-cell office:value-type="float" office:value="0.0382691"/>
          <table:table-cell office:value-type="float" office:value="10"/>
          <table:table-cell office:value-type="float" office:value="0.7498900294303894"/>
          <table:table-cell office:value-type="float" office:value="0.2656799852848053"/>
          <table:table-cell office:value-type="float" office:value="0.4842100441455841"/>
          <table:table-cell office:value-type="float" office:value="0.4536961555480957"/>
          <table:table-cell office:value-type="float" office:value="0.14684453996930552"/>
          <table:table-cell office:value-type="float" office:value="0.4927904725074768"/>
          <table:table-cell office:value-type="float" office:value="0.4146018385887146"/>
          <table:table-cell office:value-type="float" office:value="0.07818863391876224"/>
          <table:table-cell office:value-type="float" office:value="0.3825792"/>
          <table:table-cell office:value-type="float" office:value="0.4710408"/>
          <table:table-cell office:value-type="float" office:value="0.5025124"/>
          <table:table-cell office:value-type="float" office:value="0.5002"/>
          <table:table-cell office:value-type="float" office:value="0.60762"/>
          <table:table-cell office:value-type="float" office:value="0.0012792"/>
          <table:table-cell office:value-type="float" office:value="0.32103"/>
          <table:table-cell office:value-type="float" office:value="0.31734"/>
          <table:table-cell office:value-type="float" office:value="0.26568"/>
          <table:table-cell office:value-type="float" office:value="0.4190692"/>
          <table:table-cell office:value-type="float" office:value="0.74989"/>
          <table:table-cell office:value-type="float" office:value="0.0016892"/>
          <table:table-cell office:value-type="float" office:value="0.6971456"/>
          <table:table-cell office:value-type="float" office:value="0.2514521"/>
          <table:table-cell office:value-type="float" office:value="0.023903"/>
          <table:table-cell office:value-type="float" office:value="0.6971456"/>
          <table:table-cell office:value-type="float" office:value="0.2514521"/>
          <table:table-cell office:value-type="float" office:value="0.030103"/>
          <table:table-cell office:value-type="float" office:value="0.6971456"/>
          <table:table-cell office:value-type="float" office:value="0.2514522"/>
          <table:table-cell office:value-type="float" office:value="0.036303"/>
          <table:table-cell office:value-type="float" office:value="0.6971457"/>
          <table:table-cell office:value-type="float" office:value="0.2514522"/>
          <table:table-cell office:value-type="float" office:value="0.042503"/>
          <table:table-cell office:value-type="float" office:value="0.6971457"/>
          <table:table-cell office:value-type="float" office:value="0.2514522"/>
          <table:table-cell office:value-type="float" office:value="0.048703"/>
          <table:table-cell office:value-type="float" office:value="0.6971457"/>
          <table:table-cell office:value-type="float" office:value="0.2514522"/>
          <table:table-cell office:value-type="float" office:value="0.054903"/>
          <table:table-cell office:value-type="float" office:value="0.6935894"/>
          <table:table-cell office:value-type="float" office:value="0.2463734"/>
          <table:table-cell office:value-type="float" office:value="0.023903"/>
          <table:table-cell office:value-type="float" office:value="0.6935895"/>
          <table:table-cell office:value-type="float" office:value="0.2463734"/>
          <table:table-cell office:value-type="float" office:value="0.030103"/>
          <table:table-cell office:value-type="float" office:value="0.6935895"/>
          <table:table-cell office:value-type="float" office:value="0.2463734"/>
          <table:table-cell office:value-type="float" office:value="0.036303"/>
          <table:table-cell office:value-type="float" office:value="0.6935895"/>
          <table:table-cell office:value-type="float" office:value="0.2463734"/>
          <table:table-cell office:value-type="float" office:value="0.042503"/>
          <table:table-cell office:value-type="float" office:value="0.6935895"/>
          <table:table-cell office:value-type="float" office:value="0.2463734"/>
          <table:table-cell office:value-type="float" office:value="0.048703"/>
          <table:table-cell office:value-type="float" office:value="0.6935895"/>
          <table:table-cell office:value-type="float" office:value="0.2463734"/>
          <table:table-cell office:value-type="float" office:value="0.054903"/>
        </table:table-row>
        <table:table-row>
          <table:table-cell>
            <text:p>z_rot_pl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>
            <text:p>2025-08-21 12:36:30</text:p>
          </table:table-cell>
          <table:table-cell office:value-type="float" office:value="8.91e-05"/>
          <table:table-cell office:value-type="float" office:value="0.6955543"/>
          <table:table-cell office:value-type="float" office:value="0.6956435"/>
          <table:table-cell office:value-type="float" office:value="0.2493644"/>
          <table:table-cell office:value-type="float" office:value="0.0387817"/>
          <table:table-cell office:value-type="float" office:value="10"/>
          <table:table-cell office:value-type="float" office:value="0.8159000277519226"/>
          <table:table-cell office:value-type="float" office:value="0.30667999386787415"/>
          <table:table-cell office:value-type="float" office:value="0.5092200338840485"/>
          <table:table-cell office:value-type="float" office:value="0.48079716563224795"/>
          <table:table-cell office:value-type="float" office:value="0.17232839524157031"/>
          <table:table-cell office:value-type="float" office:value="0.5084524869918823"/>
          <table:table-cell office:value-type="float" office:value="0.4531418442726135"/>
          <table:table-cell office:value-type="float" office:value="0.05531064271926878"/>
          <table:table-cell office:value-type="float" office:value="0.3440392"/>
          <table:table-cell office:value-type="float" office:value="0.4185608"/>
          <table:table-cell office:value-type="float" office:value="0.4602824"/>
          <table:table-cell office:value-type="float" office:value="0.50348"/>
          <table:table-cell office:value-type="float" office:value="0.8159"/>
          <table:table-cell office:value-type="float" office:value="0.0016892"/>
          <table:table-cell office:value-type="float" office:value="0.36449"/>
          <table:table-cell office:value-type="float" office:value="0.36203"/>
          <table:table-cell office:value-type="float" office:value="0.30668"/>
          <table:table-cell office:value-type="float" office:value="0.4805692"/>
          <table:table-cell office:value-type="float" office:value="0.75194"/>
          <table:table-cell office:value-type="float" office:value="0.0025092"/>
          <table:table-cell office:value-type="float" office:value="0.6971044"/>
          <table:table-cell office:value-type="float" office:value="0.2518946"/>
          <table:table-cell office:value-type="float" office:value="0.0239031"/>
          <table:table-cell office:value-type="float" office:value="0.6971044"/>
          <table:table-cell office:value-type="float" office:value="0.2518946"/>
          <table:table-cell office:value-type="float" office:value="0.0301031"/>
          <table:table-cell office:value-type="float" office:value="0.6971043"/>
          <table:table-cell office:value-type="float" office:value="0.2518946"/>
          <table:table-cell office:value-type="float" office:value="0.0363031"/>
          <table:table-cell office:value-type="float" office:value="0.6971043"/>
          <table:table-cell office:value-type="float" office:value="0.2518947"/>
          <table:table-cell office:value-type="float" office:value="0.0425031"/>
          <table:table-cell office:value-type="float" office:value="0.6971043"/>
          <table:table-cell office:value-type="float" office:value="0.2518947"/>
          <table:table-cell office:value-type="float" office:value="0.0487031"/>
          <table:table-cell office:value-type="float" office:value="0.6971043"/>
          <table:table-cell office:value-type="float" office:value="0.2518947"/>
          <table:table-cell office:value-type="float" office:value="0.0549031"/>
          <table:table-cell office:value-type="float" office:value="0.6940044"/>
          <table:table-cell office:value-type="float" office:value="0.2465252"/>
          <table:table-cell office:value-type="float" office:value="0.0239032"/>
          <table:table-cell office:value-type="float" office:value="0.6940044"/>
          <table:table-cell office:value-type="float" office:value="0.2465252"/>
          <table:table-cell office:value-type="float" office:value="0.0301032"/>
          <table:table-cell office:value-type="float" office:value="0.6940043"/>
          <table:table-cell office:value-type="float" office:value="0.2465253"/>
          <table:table-cell office:value-type="float" office:value="0.0363032"/>
          <table:table-cell office:value-type="float" office:value="0.6940043"/>
          <table:table-cell office:value-type="float" office:value="0.2465253"/>
          <table:table-cell office:value-type="float" office:value="0.0425032"/>
          <table:table-cell office:value-type="float" office:value="0.6940043"/>
          <table:table-cell office:value-type="float" office:value="0.2465253"/>
          <table:table-cell office:value-type="float" office:value="0.0487032"/>
          <table:table-cell office:value-type="float" office:value="0.6940043"/>
          <table:table-cell office:value-type="float" office:value="0.2465254"/>
          <table:table-cell office:value-type="float" office:value="0.0549032"/>
        </table:table-row>
        <table:table-row>
          <table:table-cell>
            <text:p>z_rot_pl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>
            <text:p>2025-08-21 12:36:43</text:p>
          </table:table-cell>
          <table:table-cell office:value-type="float" office:value="-3.99e-05"/>
          <table:table-cell office:value-type="float" office:value="0.6957217"/>
          <table:table-cell office:value-type="float" office:value="0.6956818"/>
          <table:table-cell office:value-type="float" office:value="0.2494308"/>
          <table:table-cell office:value-type="float" office:value="0.0388094"/>
          <table:table-cell office:value-type="float" office:value="10"/>
          <table:table-cell office:value-type="float" office:value="0.8679699897766113"/>
          <table:table-cell office:value-type="float" office:value="0.30508920550346375"/>
          <table:table-cell office:value-type="float" office:value="0.5628807842731476"/>
          <table:table-cell office:value-type="float" office:value="0.4960901618003845"/>
          <table:table-cell office:value-type="float" office:value="0.18237951662211746"/>
          <table:table-cell office:value-type="float" office:value="0.4809824824333191"/>
          <table:table-cell office:value-type="float" office:value="0.5111978411674499"/>
          <table:table-cell office:value-type="float" office:value="0.030215358734130837"/>
          <table:table-cell office:value-type="float" office:value="0.3050892"/>
          <table:table-cell office:value-type="float" office:value="0.3619808"/>
          <table:table-cell office:value-type="float" office:value="0.4037024"/>
          <table:table-cell office:value-type="float" office:value="0.46617"/>
          <table:table-cell office:value-type="float" office:value="0.86797"/>
          <table:table-cell office:value-type="float" office:value="4.92e-05"/>
          <table:table-cell office:value-type="float" office:value="0.4305"/>
          <table:table-cell office:value-type="float" office:value="0.43911"/>
          <table:table-cell office:value-type="float" office:value="0.37474"/>
          <table:table-cell office:value-type="float" office:value="0.5465792"/>
          <table:table-cell office:value-type="float" office:value="0.76506"/>
          <table:table-cell office:value-type="float" office:value="0.0016892"/>
          <table:table-cell office:value-type="float" office:value="0.6970318"/>
          <table:table-cell office:value-type="float" office:value="0.2523259"/>
          <table:table-cell office:value-type="float" office:value="0.0239016"/>
          <table:table-cell office:value-type="float" office:value="0.6970318"/>
          <table:table-cell office:value-type="float" office:value="0.2523259"/>
          <table:table-cell office:value-type="float" office:value="0.0301016"/>
          <table:table-cell office:value-type="float" office:value="0.6970318"/>
          <table:table-cell office:value-type="float" office:value="0.2523259"/>
          <table:table-cell office:value-type="float" office:value="0.0363016"/>
          <table:table-cell office:value-type="float" office:value="0.6970317"/>
          <table:table-cell office:value-type="float" office:value="0.2523259"/>
          <table:table-cell office:value-type="float" office:value="0.0425016"/>
          <table:table-cell office:value-type="float" office:value="0.6970317"/>
          <table:table-cell office:value-type="float" office:value="0.2523259"/>
          <table:table-cell office:value-type="float" office:value="0.0487016"/>
          <table:table-cell office:value-type="float" office:value="0.6970317"/>
          <table:table-cell office:value-type="float" office:value="0.252326"/>
          <table:table-cell office:value-type="float" office:value="0.0549016"/>
          <table:table-cell office:value-type="float" office:value="0.6944116"/>
          <table:table-cell office:value-type="float" office:value="0.2467067"/>
          <table:table-cell office:value-type="float" office:value="0.0239017"/>
          <table:table-cell office:value-type="float" office:value="0.6944116"/>
          <table:table-cell office:value-type="float" office:value="0.2467068"/>
          <table:table-cell office:value-type="float" office:value="0.0301017"/>
          <table:table-cell office:value-type="float" office:value="0.6944116"/>
          <table:table-cell office:value-type="float" office:value="0.2467068"/>
          <table:table-cell office:value-type="float" office:value="0.0363017"/>
          <table:table-cell office:value-type="float" office:value="0.6944115"/>
          <table:table-cell office:value-type="float" office:value="0.2467068"/>
          <table:table-cell office:value-type="float" office:value="0.0425017"/>
          <table:table-cell office:value-type="float" office:value="0.6944115"/>
          <table:table-cell office:value-type="float" office:value="0.2467068"/>
          <table:table-cell office:value-type="float" office:value="0.0487017"/>
          <table:table-cell office:value-type="float" office:value="0.6944115"/>
          <table:table-cell office:value-type="float" office:value="0.2467068"/>
          <table:table-cell office:value-type="float" office:value="0.0549017"/>
        </table:table-row>
        <table:table-row>
          <table:table-cell>
            <text:p>z_rot_pl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>
            <text:p>2025-08-21 12:36:55</text:p>
          </table:table-cell>
          <table:table-cell office:value-type="float" office:value="-0.0001333"/>
          <table:table-cell office:value-type="float" office:value="0.6958579"/>
          <table:table-cell office:value-type="float" office:value="0.6957247"/>
          <table:table-cell office:value-type="float" office:value="0.2494692"/>
          <table:table-cell office:value-type="float" office:value="0.0389739"/>
          <table:table-cell office:value-type="float" office:value="10"/>
          <table:table-cell office:value-type="float" office:value="1.0176199674606323"/>
          <table:table-cell office:value-type="float" office:value="0.2505592107772827"/>
          <table:table-cell office:value-type="float" office:value="0.7670607566833496"/>
          <table:table-cell office:value-type="float" office:value="0.5306121617555618"/>
          <table:table-cell office:value-type="float" office:value="0.238301322353928"/>
          <table:table-cell office:value-type="float" office:value="0.4639264762401581"/>
          <table:table-cell office:value-type="float" office:value="0.5972978472709656"/>
          <table:table-cell office:value-type="float" office:value="0.13337137103080748"/>
          <table:table-cell office:value-type="float" office:value="0.2505592"/>
          <table:table-cell office:value-type="float" office:value="0.2943308"/>
          <table:table-cell office:value-type="float" office:value="0.3372824"/>
          <table:table-cell office:value-type="float" office:value="0.41984"/>
          <table:table-cell office:value-type="float" office:value="1.01762"/>
          <table:table-cell office:value-type="float" office:value="-0.0007708"/>
          <table:table-cell office:value-type="float" office:value="0.51209"/>
          <table:table-cell office:value-type="float" office:value="0.53587"/>
          <table:table-cell office:value-type="float" office:value="0.46576"/>
          <table:table-cell office:value-type="float" office:value="0.7556792"/>
          <table:table-cell office:value-type="float" office:value="0.71709"/>
          <table:table-cell office:value-type="float" office:value="0.0016892"/>
          <table:table-cell office:value-type="float" office:value="0.6969182"/>
          <table:table-cell office:value-type="float" office:value="0.2527484"/>
          <table:table-cell office:value-type="float" office:value="0.0238987"/>
          <table:table-cell office:value-type="float" office:value="0.6969182"/>
          <table:table-cell office:value-type="float" office:value="0.2527484"/>
          <table:table-cell office:value-type="float" office:value="0.0300987"/>
          <table:table-cell office:value-type="float" office:value="0.6969182"/>
          <table:table-cell office:value-type="float" office:value="0.2527483"/>
          <table:table-cell office:value-type="float" office:value="0.0362987"/>
          <table:table-cell office:value-type="float" office:value="0.6969182"/>
          <table:table-cell office:value-type="float" office:value="0.2527483"/>
          <table:table-cell office:value-type="float" office:value="0.0424987"/>
          <table:table-cell office:value-type="float" office:value="0.6969182"/>
          <table:table-cell office:value-type="float" office:value="0.2527483"/>
          <table:table-cell office:value-type="float" office:value="0.0486987"/>
          <table:table-cell office:value-type="float" office:value="0.6969181"/>
          <table:table-cell office:value-type="float" office:value="0.2527483"/>
          <table:table-cell office:value-type="float" office:value="0.0548987"/>
          <table:table-cell office:value-type="float" office:value="0.6947977"/>
          <table:table-cell office:value-type="float" office:value="0.2469223"/>
          <table:table-cell office:value-type="float" office:value="0.0238987"/>
          <table:table-cell office:value-type="float" office:value="0.6947977"/>
          <table:table-cell office:value-type="float" office:value="0.2469223"/>
          <table:table-cell office:value-type="float" office:value="0.0300987"/>
          <table:table-cell office:value-type="float" office:value="0.6947977"/>
          <table:table-cell office:value-type="float" office:value="0.2469222"/>
          <table:table-cell office:value-type="float" office:value="0.0362987"/>
          <table:table-cell office:value-type="float" office:value="0.6947976"/>
          <table:table-cell office:value-type="float" office:value="0.2469222"/>
          <table:table-cell office:value-type="float" office:value="0.0424987"/>
          <table:table-cell office:value-type="float" office:value="0.6947976"/>
          <table:table-cell office:value-type="float" office:value="0.2469222"/>
          <table:table-cell office:value-type="float" office:value="0.0486987"/>
          <table:table-cell office:value-type="float" office:value="0.6947976"/>
          <table:table-cell office:value-type="float" office:value="0.2469222"/>
          <table:table-cell office:value-type="float" office:value="0.0548987"/>
        </table:table-row>
        <table:table-row>
          <table:table-cell>
            <text:p>z_rot_pl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>
            <text:p>2025-08-21 12:37:08</text:p>
          </table:table-cell>
          <table:table-cell office:value-type="float" office:value="-5.2e-05"/>
          <table:table-cell office:value-type="float" office:value="0.6959611"/>
          <table:table-cell office:value-type="float" office:value="0.6959091"/>
          <table:table-cell office:value-type="float" office:value="0.2499758"/>
          <table:table-cell office:value-type="float" office:value="0.0388547"/>
          <table:table-cell office:value-type="float" office:value="10"/>
          <table:table-cell office:value-type="float" office:value="1.2906800508499146"/>
          <table:table-cell office:value-type="float" office:value="0.21529920399188995"/>
          <table:table-cell office:value-type="float" office:value="1.0753808468580246"/>
          <table:table-cell office:value-type="float" office:value="0.5259791627526283"/>
          <table:table-cell office:value-type="float" office:value="0.3525581111141789"/>
          <table:table-cell office:value-type="float" office:value="0.491888490319252"/>
          <table:table-cell office:value-type="float" office:value="0.5600698351860046"/>
          <table:table-cell office:value-type="float" office:value="0.06818134486675259"/>
          <table:table-cell office:value-type="float" office:value="0.2152992"/>
          <table:table-cell office:value-type="float" office:value="0.2537408"/>
          <table:table-cell office:value-type="float" office:value="0.3020224"/>
          <table:table-cell office:value-type="float" office:value="0.3977"/>
          <table:table-cell office:value-type="float" office:value="1.2906801"/>
          <table:table-cell office:value-type="float" office:value="4.92e-05"/>
          <table:table-cell office:value-type="float" office:value="0.51537"/>
          <table:table-cell office:value-type="float" office:value="0.55145"/>
          <table:table-cell office:value-type="float" office:value="0.51455"/>
          <table:table-cell office:value-type="float" office:value="0.9848692"/>
          <table:table-cell office:value-type="float" office:value="0.23411"/>
          <table:table-cell office:value-type="float" office:value="0.0029192"/>
          <table:table-cell office:value-type="float" office:value="0.6967634"/>
          <table:table-cell office:value-type="float" office:value="0.2531642"/>
          <table:table-cell office:value-type="float" office:value="0.0239019"/>
          <table:table-cell office:value-type="float" office:value="0.6967634"/>
          <table:table-cell office:value-type="float" office:value="0.2531642"/>
          <table:table-cell office:value-type="float" office:value="0.0301019"/>
          <table:table-cell office:value-type="float" office:value="0.6967634"/>
          <table:table-cell office:value-type="float" office:value="0.2531642"/>
          <table:table-cell office:value-type="float" office:value="0.0363019"/>
          <table:table-cell office:value-type="float" office:value="0.6967634"/>
          <table:table-cell office:value-type="float" office:value="0.2531643"/>
          <table:table-cell office:value-type="float" office:value="0.0425019"/>
          <table:table-cell office:value-type="float" office:value="0.6967634"/>
          <table:table-cell office:value-type="float" office:value="0.2531643"/>
          <table:table-cell office:value-type="float" office:value="0.0487019"/>
          <table:table-cell office:value-type="float" office:value="0.6967634"/>
          <table:table-cell office:value-type="float" office:value="0.2531643"/>
          <table:table-cell office:value-type="float" office:value="0.0549019"/>
          <table:table-cell office:value-type="float" office:value="0.6951588"/>
          <table:table-cell office:value-type="float" office:value="0.2471755"/>
          <table:table-cell office:value-type="float" office:value="0.0239019"/>
          <table:table-cell office:value-type="float" office:value="0.6951588"/>
          <table:table-cell office:value-type="float" office:value="0.2471755"/>
          <table:table-cell office:value-type="float" office:value="0.0301019"/>
          <table:table-cell office:value-type="float" office:value="0.6951588"/>
          <table:table-cell office:value-type="float" office:value="0.2471755"/>
          <table:table-cell office:value-type="float" office:value="0.0363019"/>
          <table:table-cell office:value-type="float" office:value="0.6951588"/>
          <table:table-cell office:value-type="float" office:value="0.2471755"/>
          <table:table-cell office:value-type="float" office:value="0.0425019"/>
          <table:table-cell office:value-type="float" office:value="0.6951588"/>
          <table:table-cell office:value-type="float" office:value="0.2471755"/>
          <table:table-cell office:value-type="float" office:value="0.0487019"/>
          <table:table-cell office:value-type="float" office:value="0.6951587"/>
          <table:table-cell office:value-type="float" office:value="0.2471755"/>
          <table:table-cell office:value-type="float" office:value="0.0549019"/>
        </table:table-row>
        <table:table-row>
          <table:table-cell>
            <text:p>z_rot_pl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>
            <text:p>2025-08-21 12:37:21</text:p>
          </table:table-cell>
          <table:table-cell office:value-type="float" office:value="-9.89e-05"/>
          <table:table-cell office:value-type="float" office:value="0.6960371"/>
          <table:table-cell office:value-type="float" office:value="0.6959381"/>
          <table:table-cell office:value-type="float" office:value="0.2499479"/>
          <table:table-cell office:value-type="float" office:value="0.041198"/>
          <table:table-cell office:value-type="float" office:value="10"/>
          <table:table-cell office:value-type="float" office:value="1.5518499612808228"/>
          <table:table-cell office:value-type="float" office:value="0.2062792032957077"/>
          <table:table-cell office:value-type="float" office:value="1.345570757985115"/>
          <table:table-cell office:value-type="float" office:value="0.6597621515393257"/>
          <table:table-cell office:value-type="float" office:value="0.48802667009862843"/>
          <table:table-cell office:value-type="float" office:value="0.5385464757680893"/>
          <table:table-cell office:value-type="float" office:value="0.7809778273105621"/>
          <table:table-cell office:value-type="float" office:value="0.24243135154247275"/>
          <table:table-cell office:value-type="float" office:value="0.2062792"/>
          <table:table-cell office:value-type="float" office:value="0.2414408"/>
          <table:table-cell office:value-type="float" office:value="0.2884924"/>
          <table:table-cell office:value-type="float" office:value="0.40467"/>
          <table:table-cell office:value-type="float" office:value="1.55185"/>
          <table:table-cell office:value-type="float" office:value="0.0004592"/>
          <table:table-cell office:value-type="float" office:value="0.46207"/>
          <table:table-cell office:value-type="float" office:value="0.48462"/>
          <table:table-cell office:value-type="float" office:value="0.49323"/>
          <table:table-cell office:value-type="float" office:value="1.1595292"/>
          <table:table-cell office:value-type="float" office:value="1.3054399"/>
          <table:table-cell office:value-type="float" office:value="0.0008692"/>
          <table:table-cell office:value-type="float" office:value="0.6965755"/>
          <table:table-cell office:value-type="float" office:value="0.2535617"/>
          <table:table-cell office:value-type="float" office:value="0.0238964"/>
          <table:table-cell office:value-type="float" office:value="0.6965754"/>
          <table:table-cell office:value-type="float" office:value="0.2535617"/>
          <table:table-cell office:value-type="float" office:value="0.0300964"/>
          <table:table-cell office:value-type="float" office:value="0.6965754"/>
          <table:table-cell office:value-type="float" office:value="0.2535617"/>
          <table:table-cell office:value-type="float" office:value="0.0362964"/>
          <table:table-cell office:value-type="float" office:value="0.6965753"/>
          <table:table-cell office:value-type="float" office:value="0.2535617"/>
          <table:table-cell office:value-type="float" office:value="0.0424964"/>
          <table:table-cell office:value-type="float" office:value="0.6965753"/>
          <table:table-cell office:value-type="float" office:value="0.2535617"/>
          <table:table-cell office:value-type="float" office:value="0.0486964"/>
          <table:table-cell office:value-type="float" office:value="0.6965752"/>
          <table:table-cell office:value-type="float" office:value="0.2535616"/>
          <table:table-cell office:value-type="float" office:value="0.0548964"/>
          <table:table-cell office:value-type="float" office:value="0.6954989"/>
          <table:table-cell office:value-type="float" office:value="0.2474559"/>
          <table:table-cell office:value-type="float" office:value="0.0238964"/>
          <table:table-cell office:value-type="float" office:value="0.6954988"/>
          <table:table-cell office:value-type="float" office:value="0.2474559"/>
          <table:table-cell office:value-type="float" office:value="0.0300964"/>
          <table:table-cell office:value-type="float" office:value="0.6954988"/>
          <table:table-cell office:value-type="float" office:value="0.2474559"/>
          <table:table-cell office:value-type="float" office:value="0.0362964"/>
          <table:table-cell office:value-type="float" office:value="0.6954987"/>
          <table:table-cell office:value-type="float" office:value="0.2474559"/>
          <table:table-cell office:value-type="float" office:value="0.0424964"/>
          <table:table-cell office:value-type="float" office:value="0.6954987"/>
          <table:table-cell office:value-type="float" office:value="0.2474558"/>
          <table:table-cell office:value-type="float" office:value="0.0486964"/>
          <table:table-cell office:value-type="float" office:value="0.6954986"/>
          <table:table-cell office:value-type="float" office:value="0.2474558"/>
          <table:table-cell office:value-type="float" office:value="0.0548964"/>
        </table:table-row>
        <table:table-row>
          <table:table-cell>
            <text:p>z_rot_pl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>
            <text:p>2025-08-21 12:37:34</text:p>
          </table:table-cell>
          <table:table-cell office:value-type="float" office:value="-7.99e-05"/>
          <table:table-cell office:value-type="float" office:value="0.696079"/>
          <table:table-cell office:value-type="float" office:value="0.6959991"/>
          <table:table-cell office:value-type="float" office:value="0.249953"/>
          <table:table-cell office:value-type="float" office:value="0.0434983"/>
          <table:table-cell office:value-type="float" office:value="10"/>
          <table:table-cell office:value-type="float" office:value="3.45917010307312"/>
          <table:table-cell office:value-type="float" office:value="0.21488919854164124"/>
          <table:table-cell office:value-type="float" office:value="3.244280904531479"/>
          <table:table-cell office:value-type="float" office:value="0.9048601657152175"/>
          <table:table-cell office:value-type="float" office:value="1.0400299113620821"/>
          <table:table-cell office:value-type="float" office:value="0.6372744739055634"/>
          <table:table-cell office:value-type="float" office:value="1.1724458575248717"/>
          <table:table-cell office:value-type="float" office:value="0.5351713836193084"/>
          <table:table-cell office:value-type="float" office:value="0.2148892"/>
          <table:table-cell office:value-type="float" office:value="0.2598908"/>
          <table:table-cell office:value-type="float" office:value="0.3180124"/>
          <table:table-cell office:value-type="float" office:value="0.492"/>
          <table:table-cell office:value-type="float" office:value="1.90158"/>
          <table:table-cell office:value-type="float" office:value="4.92e-05"/>
          <table:table-cell office:value-type="float" office:value="0.39073"/>
          <table:table-cell office:value-type="float" office:value="0.40303"/>
          <table:table-cell office:value-type="float" office:value="0.4346"/>
          <table:table-cell office:value-type="float" office:value="1.1746992"/>
          <table:table-cell office:value-type="float" office:value="3.4591701"/>
          <table:table-cell office:value-type="float" office:value="-0.0028208"/>
          <table:table-cell office:value-type="float" office:value="0.6963492"/>
          <table:table-cell office:value-type="float" office:value="0.2539544"/>
          <table:table-cell office:value-type="float" office:value="0.0238941"/>
          <table:table-cell office:value-type="float" office:value="0.6963492"/>
          <table:table-cell office:value-type="float" office:value="0.2539544"/>
          <table:table-cell office:value-type="float" office:value="0.0300941"/>
          <table:table-cell office:value-type="float" office:value="0.6963492"/>
          <table:table-cell office:value-type="float" office:value="0.2539544"/>
          <table:table-cell office:value-type="float" office:value="0.0362941"/>
          <table:table-cell office:value-type="float" office:value="0.6963492"/>
          <table:table-cell office:value-type="float" office:value="0.2539544"/>
          <table:table-cell office:value-type="float" office:value="0.0424941"/>
          <table:table-cell office:value-type="float" office:value="0.6963492"/>
          <table:table-cell office:value-type="float" office:value="0.2539544"/>
          <table:table-cell office:value-type="float" office:value="0.0486941"/>
          <table:table-cell office:value-type="float" office:value="0.6963492"/>
          <table:table-cell office:value-type="float" office:value="0.2539544"/>
          <table:table-cell office:value-type="float" office:value="0.0548941"/>
          <table:table-cell office:value-type="float" office:value="0.6958088"/>
          <table:table-cell office:value-type="float" office:value="0.247778"/>
          <table:table-cell office:value-type="float" office:value="0.0238942"/>
          <table:table-cell office:value-type="float" office:value="0.6958088"/>
          <table:table-cell office:value-type="float" office:value="0.247778"/>
          <table:table-cell office:value-type="float" office:value="0.0300942"/>
          <table:table-cell office:value-type="float" office:value="0.6958088"/>
          <table:table-cell office:value-type="float" office:value="0.247778"/>
          <table:table-cell office:value-type="float" office:value="0.0362942"/>
          <table:table-cell office:value-type="float" office:value="0.6958088"/>
          <table:table-cell office:value-type="float" office:value="0.247778"/>
          <table:table-cell office:value-type="float" office:value="0.0424942"/>
          <table:table-cell office:value-type="float" office:value="0.6958088"/>
          <table:table-cell office:value-type="float" office:value="0.247778"/>
          <table:table-cell office:value-type="float" office:value="0.0486942"/>
          <table:table-cell office:value-type="float" office:value="0.6958088"/>
          <table:table-cell office:value-type="float" office:value="0.247778"/>
          <table:table-cell office:value-type="float" office:value="0.0548942"/>
        </table:table-row>
        <table:table-row>
          <table:table-cell>
            <text:p>z_rot_pl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>
            <text:p>2025-08-21 12:37:46</text:p>
          </table:table-cell>
          <table:table-cell office:value-type="float" office:value="1e-07"/>
          <table:table-cell office:value-type="float" office:value="0.6960973"/>
          <table:table-cell office:value-type="float" office:value="0.6960974"/>
          <table:table-cell office:value-type="float" office:value="0.2503653"/>
          <table:table-cell office:value-type="float" office:value="0.0439961"/>
          <table:table-cell office:value-type="float" office:value="10"/>
          <table:table-cell office:value-type="float" office:value="3.9462499618530273"/>
          <table:table-cell office:value-type="float" office:value="0.22677919268608093"/>
          <table:table-cell office:value-type="float" office:value="3.7194707691669464"/>
          <table:table-cell office:value-type="float" office:value="0.9418421566486359"/>
          <table:table-cell office:value-type="float" office:value="1.181664720711618"/>
          <table:table-cell office:value-type="float" office:value="0.6863924860954285"/>
          <table:table-cell office:value-type="float" office:value="1.1972918272018434"/>
          <table:table-cell office:value-type="float" office:value="0.5108993411064149"/>
          <table:table-cell office:value-type="float" office:value="0.2267792"/>
          <table:table-cell office:value-type="float" office:value="0.2951508"/>
          <table:table-cell office:value-type="float" office:value="0.3659824"/>
          <table:table-cell office:value-type="float" office:value="0.57359"/>
          <table:table-cell office:value-type="float" office:value="1.9704601"/>
          <table:table-cell office:value-type="float" office:value="0.0004592"/>
          <table:table-cell office:value-type="float" office:value="0.328"/>
          <table:table-cell office:value-type="float" office:value="0.33292"/>
          <table:table-cell office:value-type="float" office:value="0.3649"/>
          <table:table-cell office:value-type="float" office:value="1.0143892"/>
          <table:table-cell office:value-type="float" office:value="3.94625"/>
          <table:table-cell office:value-type="float" office:value="-0.0020008"/>
          <table:table-cell office:value-type="float" office:value="0.6960972"/>
          <table:table-cell office:value-type="float" office:value="0.254306"/>
          <table:table-cell office:value-type="float" office:value="0.0239048"/>
          <table:table-cell office:value-type="float" office:value="0.6960972"/>
          <table:table-cell office:value-type="float" office:value="0.254306"/>
          <table:table-cell office:value-type="float" office:value="0.0301048"/>
          <table:table-cell office:value-type="float" office:value="0.6960973"/>
          <table:table-cell office:value-type="float" office:value="0.254306"/>
          <table:table-cell office:value-type="float" office:value="0.0363048"/>
          <table:table-cell office:value-type="float" office:value="0.6960973"/>
          <table:table-cell office:value-type="float" office:value="0.2543061"/>
          <table:table-cell office:value-type="float" office:value="0.0425048"/>
          <table:table-cell office:value-type="float" office:value="0.6960974"/>
          <table:table-cell office:value-type="float" office:value="0.2543061"/>
          <table:table-cell office:value-type="float" office:value="0.0487048"/>
          <table:table-cell office:value-type="float" office:value="0.6960974"/>
          <table:table-cell office:value-type="float" office:value="0.2543061"/>
          <table:table-cell office:value-type="float" office:value="0.0549048"/>
          <table:table-cell office:value-type="float" office:value="0.6960972"/>
          <table:table-cell office:value-type="float" office:value="0.248106"/>
          <table:table-cell office:value-type="float" office:value="0.0239048"/>
          <table:table-cell office:value-type="float" office:value="0.6960973"/>
          <table:table-cell office:value-type="float" office:value="0.248106"/>
          <table:table-cell office:value-type="float" office:value="0.0301048"/>
          <table:table-cell office:value-type="float" office:value="0.6960973"/>
          <table:table-cell office:value-type="float" office:value="0.248106"/>
          <table:table-cell office:value-type="float" office:value="0.0363048"/>
          <table:table-cell office:value-type="float" office:value="0.6960974"/>
          <table:table-cell office:value-type="float" office:value="0.2481061"/>
          <table:table-cell office:value-type="float" office:value="0.0425048"/>
          <table:table-cell office:value-type="float" office:value="0.6960974"/>
          <table:table-cell office:value-type="float" office:value="0.2481061"/>
          <table:table-cell office:value-type="float" office:value="0.0487048"/>
          <table:table-cell office:value-type="float" office:value="0.6960974"/>
          <table:table-cell office:value-type="float" office:value="0.2481061"/>
          <table:table-cell office:value-type="float" office:value="0.0549048"/>
        </table:table-row>
        <table:table-row>
          <table:table-cell>
            <text:p>z_rot_min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.0"/>
          <table:table-cell>
            <text:p>2025-08-21 12:38:14</text:p>
          </table:table-cell>
          <table:table-cell office:value-type="float" office:value="-0.0006842"/>
          <table:table-cell office:value-type="float" office:value="0.691747"/>
          <table:table-cell office:value-type="float" office:value="0.6910628"/>
          <table:table-cell office:value-type="float" office:value="0.247281"/>
          <table:table-cell office:value-type="float" office:value="0.0401707"/>
          <table:table-cell office:value-type="float" office:value="10"/>
          <table:table-cell office:value-type="float" office:value="1.0746099948883057"/>
          <table:table-cell office:value-type="float" office:value="0.19634079933166504"/>
          <table:table-cell office:value-type="float" office:value="0.8782691955566406"/>
          <table:table-cell office:value-type="float" office:value="0.38760415762662886"/>
          <table:table-cell office:value-type="float" office:value="0.2711022634896096"/>
          <table:table-cell office:value-type="float" office:value="0.30173047482967374"/>
          <table:table-cell office:value-type="float" office:value="0.473477840423584"/>
          <table:table-cell office:value-type="float" office:value="0.17174736559391024"/>
          <table:table-cell office:value-type="float" office:value="0.2267792"/>
          <table:table-cell office:value-type="float" office:value="0.1963408"/>
          <table:table-cell office:value-type="float" office:value="0.2421624"/>
          <table:table-cell office:value-type="float" office:value="0.24108"/>
          <table:table-cell office:value-type="float" office:value="0.60229"/>
          <table:table-cell office:value-type="float" office:value="-0.0106108"/>
          <table:table-cell office:value-type="float" office:value="0.33948"/>
          <table:table-cell office:value-type="float" office:value="0.28044"/>
          <table:table-cell office:value-type="float" office:value="0.23821"/>
          <table:table-cell office:value-type="float" office:value="0.4346492"/>
          <table:table-cell office:value-type="float" office:value="1.07461"/>
          <table:table-cell office:value-type="float" office:value="-0.0020008"/>
          <table:table-cell office:value-type="float" office:value="0.6948352"/>
          <table:table-cell office:value-type="float" office:value="0.246951"/>
          <table:table-cell office:value-type="float" office:value="0.0238994"/>
          <table:table-cell office:value-type="float" office:value="0.6948352"/>
          <table:table-cell office:value-type="float" office:value="0.2469509"/>
          <table:table-cell office:value-type="float" office:value="0.0300994"/>
          <table:table-cell office:value-type="float" office:value="0.6948352"/>
          <table:table-cell office:value-type="float" office:value="0.2469509"/>
          <table:table-cell office:value-type="float" office:value="0.0362994"/>
          <table:table-cell office:value-type="float" office:value="0.6948352"/>
          <table:table-cell office:value-type="float" office:value="0.2469509"/>
          <table:table-cell office:value-type="float" office:value="0.0424994"/>
          <table:table-cell office:value-type="float" office:value="0.6948352"/>
          <table:table-cell office:value-type="float" office:value="0.2469509"/>
          <table:table-cell office:value-type="float" office:value="0.0486994"/>
          <table:table-cell office:value-type="float" office:value="0.6948353"/>
          <table:table-cell office:value-type="float" office:value="0.2469509"/>
          <table:table-cell office:value-type="float" office:value="0.0548994"/>
          <table:table-cell office:value-type="float" office:value="0.6886588"/>
          <table:table-cell office:value-type="float" office:value="0.2474913"/>
          <table:table-cell office:value-type="float" office:value="0.0238994"/>
          <table:table-cell office:value-type="float" office:value="0.6886588"/>
          <table:table-cell office:value-type="float" office:value="0.2474913"/>
          <table:table-cell office:value-type="float" office:value="0.0300994"/>
          <table:table-cell office:value-type="float" office:value="0.6886588"/>
          <table:table-cell office:value-type="float" office:value="0.2474913"/>
          <table:table-cell office:value-type="float" office:value="0.0362994"/>
          <table:table-cell office:value-type="float" office:value="0.6886588"/>
          <table:table-cell office:value-type="float" office:value="0.2474913"/>
          <table:table-cell office:value-type="float" office:value="0.0424994"/>
          <table:table-cell office:value-type="float" office:value="0.6886588"/>
          <table:table-cell office:value-type="float" office:value="0.2474913"/>
          <table:table-cell office:value-type="float" office:value="0.0486994"/>
          <table:table-cell office:value-type="float" office:value="0.6886588"/>
          <table:table-cell office:value-type="float" office:value="0.2474913"/>
          <table:table-cell office:value-type="float" office:value="0.054899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8-21 12:38:27</text:p>
          </table:table-cell>
          <table:table-cell office:value-type="float" office:value="-0.0008879"/>
          <table:table-cell office:value-type="float" office:value="0.6914006"/>
          <table:table-cell office:value-type="float" office:value="0.6905127"/>
          <table:table-cell office:value-type="float" office:value="0.2474215"/>
          <table:table-cell office:value-type="float" office:value="0.0400637"/>
          <table:table-cell office:value-type="float" office:value="10"/>
          <table:table-cell office:value-type="float" office:value="1.1102800369262695"/>
          <table:table-cell office:value-type="float" office:value="0.1897808015346527"/>
          <table:table-cell office:value-type="float" office:value="0.9204992353916168"/>
          <table:table-cell office:value-type="float" office:value="0.3880141615867615"/>
          <table:table-cell office:value-type="float" office:value="0.27993727119457373"/>
          <table:table-cell office:value-type="float" office:value="0.2751624763011932"/>
          <table:table-cell office:value-type="float" office:value="0.5008658468723297"/>
          <table:table-cell office:value-type="float" office:value="0.22570337057113649"/>
          <table:table-cell office:value-type="float" office:value="0.2107892"/>
          <table:table-cell office:value-type="float" office:value="0.1897808"/>
          <table:table-cell office:value-type="float" office:value="0.2228924"/>
          <table:table-cell office:value-type="float" office:value="0.21853"/>
          <table:table-cell office:value-type="float" office:value="0.53382"/>
          <table:table-cell office:value-type="float" office:value="-0.0118408"/>
          <table:table-cell office:value-type="float" office:value="0.36244"/>
          <table:table-cell office:value-type="float" office:value="0.2993"/>
          <table:table-cell office:value-type="float" office:value="0.25174"/>
          <table:table-cell office:value-type="float" office:value="0.4805692"/>
          <table:table-cell office:value-type="float" office:value="1.11028"/>
          <table:table-cell office:value-type="float" office:value="-0.0020008"/>
          <table:table-cell office:value-type="float" office:value="0.6944535"/>
          <table:table-cell office:value-type="float" office:value="0.2467266"/>
          <table:table-cell office:value-type="float" office:value="0.0239059"/>
          <table:table-cell office:value-type="float" office:value="0.6944535"/>
          <table:table-cell office:value-type="float" office:value="0.2467266"/>
          <table:table-cell office:value-type="float" office:value="0.0301059"/>
          <table:table-cell office:value-type="float" office:value="0.6944535"/>
          <table:table-cell office:value-type="float" office:value="0.2467266"/>
          <table:table-cell office:value-type="float" office:value="0.0363059"/>
          <table:table-cell office:value-type="float" office:value="0.6944535"/>
          <table:table-cell office:value-type="float" office:value="0.2467266"/>
          <table:table-cell office:value-type="float" office:value="0.0425059"/>
          <table:table-cell office:value-type="float" office:value="0.6944536"/>
          <table:table-cell office:value-type="float" office:value="0.2467266"/>
          <table:table-cell office:value-type="float" office:value="0.0487059"/>
          <table:table-cell office:value-type="float" office:value="0.6944536"/>
          <table:table-cell office:value-type="float" office:value="0.2467266"/>
          <table:table-cell office:value-type="float" office:value="0.0549059"/>
          <table:table-cell office:value-type="float" office:value="0.6883476"/>
          <table:table-cell office:value-type="float" office:value="0.2478032"/>
          <table:table-cell office:value-type="float" office:value="0.0239059"/>
          <table:table-cell office:value-type="float" office:value="0.6883477"/>
          <table:table-cell office:value-type="float" office:value="0.2478032"/>
          <table:table-cell office:value-type="float" office:value="0.0301059"/>
          <table:table-cell office:value-type="float" office:value="0.6883477"/>
          <table:table-cell office:value-type="float" office:value="0.2478032"/>
          <table:table-cell office:value-type="float" office:value="0.0363059"/>
          <table:table-cell office:value-type="float" office:value="0.6883477"/>
          <table:table-cell office:value-type="float" office:value="0.2478032"/>
          <table:table-cell office:value-type="float" office:value="0.0425059"/>
          <table:table-cell office:value-type="float" office:value="0.6883477"/>
          <table:table-cell office:value-type="float" office:value="0.2478032"/>
          <table:table-cell office:value-type="float" office:value="0.0487059"/>
          <table:table-cell office:value-type="float" office:value="0.6883478"/>
          <table:table-cell office:value-type="float" office:value="0.2478032"/>
          <table:table-cell office:value-type="float" office:value="0.0549059"/>
        </table:table-row>
        <table:table-row>
          <table:table-cell>
            <text:p>z_rot_min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5.0"/>
          <table:table-cell>
            <text:p>2025-08-21 12:38:40</text:p>
          </table:table-cell>
          <table:table-cell office:value-type="float" office:value="-0.0010451"/>
          <table:table-cell office:value-type="float" office:value="0.6910581"/>
          <table:table-cell office:value-type="float" office:value="0.690013"/>
          <table:table-cell office:value-type="float" office:value="0.2476212"/>
          <table:table-cell office:value-type="float" office:value="0.0398142"/>
          <table:table-cell office:value-type="float" office:value="10"/>
          <table:table-cell office:value-type="float" office:value="1.1324199438095093"/>
          <table:table-cell office:value-type="float" office:value="0.189370796084404"/>
          <table:table-cell office:value-type="float" office:value="0.9430491477251053"/>
          <table:table-cell office:value-type="float" office:value="0.3881781458854675"/>
          <table:table-cell office:value-type="float" office:value="0.2874145028246004"/>
          <table:table-cell office:value-type="float" office:value="0.25269447565078734"/>
          <table:table-cell office:value-type="float" office:value="0.5236618161201477"/>
          <table:table-cell office:value-type="float" office:value="0.2709673404693604"/>
          <table:table-cell office:value-type="float" office:value="0.2070992"/>
          <table:table-cell office:value-type="float" office:value="0.1893708"/>
          <table:table-cell office:value-type="float" office:value="0.2122324"/>
          <table:table-cell office:value-type="float" office:value="0.19147"/>
          <table:table-cell office:value-type="float" office:value="0.4633"/>
          <table:table-cell office:value-type="float" office:value="-0.0134808"/>
          <table:table-cell office:value-type="float" office:value="0.3936"/>
          <table:table-cell office:value-type="float" office:value="0.31611"/>
          <table:table-cell office:value-type="float" office:value="0.25256"/>
          <table:table-cell office:value-type="float" office:value="0.5236192"/>
          <table:table-cell office:value-type="float" office:value="1.1324199"/>
          <table:table-cell office:value-type="float" office:value="-0.0015908"/>
          <table:table-cell office:value-type="float" office:value="0.6940525"/>
          <table:table-cell office:value-type="float" office:value="0.2465389"/>
          <table:table-cell office:value-type="float" office:value="0.0239009"/>
          <table:table-cell office:value-type="float" office:value="0.6940525"/>
          <table:table-cell office:value-type="float" office:value="0.2465389"/>
          <table:table-cell office:value-type="float" office:value="0.0301009"/>
          <table:table-cell office:value-type="float" office:value="0.6940525"/>
          <table:table-cell office:value-type="float" office:value="0.2465388"/>
          <table:table-cell office:value-type="float" office:value="0.0363009"/>
          <table:table-cell office:value-type="float" office:value="0.6940525"/>
          <table:table-cell office:value-type="float" office:value="0.2465388"/>
          <table:table-cell office:value-type="float" office:value="0.0425009"/>
          <table:table-cell office:value-type="float" office:value="0.6940525"/>
          <table:table-cell office:value-type="float" office:value="0.2465388"/>
          <table:table-cell office:value-type="float" office:value="0.0487009"/>
          <table:table-cell office:value-type="float" office:value="0.6940525"/>
          <table:table-cell office:value-type="float" office:value="0.2465388"/>
          <table:table-cell office:value-type="float" office:value="0.0549009"/>
          <table:table-cell office:value-type="float" office:value="0.6880637"/>
          <table:table-cell office:value-type="float" office:value="0.2481435"/>
          <table:table-cell office:value-type="float" office:value="0.0239009"/>
          <table:table-cell office:value-type="float" office:value="0.6880637"/>
          <table:table-cell office:value-type="float" office:value="0.2481435"/>
          <table:table-cell office:value-type="float" office:value="0.0301009"/>
          <table:table-cell office:value-type="float" office:value="0.6880637"/>
          <table:table-cell office:value-type="float" office:value="0.2481435"/>
          <table:table-cell office:value-type="float" office:value="0.0363009"/>
          <table:table-cell office:value-type="float" office:value="0.6880638"/>
          <table:table-cell office:value-type="float" office:value="0.2481435"/>
          <table:table-cell office:value-type="float" office:value="0.0425009"/>
          <table:table-cell office:value-type="float" office:value="0.6880638"/>
          <table:table-cell office:value-type="float" office:value="0.2481435"/>
          <table:table-cell office:value-type="float" office:value="0.0487009"/>
          <table:table-cell office:value-type="float" office:value="0.6880638"/>
          <table:table-cell office:value-type="float" office:value="0.2481435"/>
          <table:table-cell office:value-type="float" office:value="0.054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8-21 12:38:52</text:p>
          </table:table-cell>
          <table:table-cell office:value-type="float" office:value="-0.0011129"/>
          <table:table-cell office:value-type="float" office:value="0.6907226"/>
          <table:table-cell office:value-type="float" office:value="0.6896098"/>
          <table:table-cell office:value-type="float" office:value="0.2478492"/>
          <table:table-cell office:value-type="float" office:value="0.0395977"/>
          <table:table-cell office:value-type="float" office:value="10"/>
          <table:table-cell office:value-type="float" office:value="1.159890055656433"/>
          <table:table-cell office:value-type="float" office:value="0.1799899935722351"/>
          <table:table-cell office:value-type="float" office:value="0.979900062084198"/>
          <table:table-cell office:value-type="float" office:value="0.3905971676111221"/>
          <table:table-cell office:value-type="float" office:value="0.2958990865594675"/>
          <table:table-cell office:value-type="float" office:value="0.24137848019599914"/>
          <table:table-cell office:value-type="float" office:value="0.5398158550262451"/>
          <table:table-cell office:value-type="float" office:value="0.2984373748302459"/>
          <table:table-cell office:value-type="float" office:value="0.2099692"/>
          <table:table-cell office:value-type="float" office:value="0.1885508"/>
          <table:table-cell office:value-type="float" office:value="0.2073124"/>
          <table:table-cell office:value-type="float" office:value="0.17999"/>
          <table:table-cell office:value-type="float" office:value="0.42107"/>
          <table:table-cell office:value-type="float" office:value="-0.0134808"/>
          <table:table-cell office:value-type="float" office:value="0.42968"/>
          <table:table-cell office:value-type="float" office:value="0.328"/>
          <table:table-cell office:value-type="float" office:value="0.25215"/>
          <table:table-cell office:value-type="float" office:value="0.5293592"/>
          <table:table-cell office:value-type="float" office:value="1.1598901"/>
          <table:table-cell office:value-type="float" office:value="-0.0028208"/>
          <table:table-cell office:value-type="float" office:value="0.6936357"/>
          <table:table-cell office:value-type="float" office:value="0.2463838"/>
          <table:table-cell office:value-type="float" office:value="0.0239033"/>
          <table:table-cell office:value-type="float" office:value="0.6936357"/>
          <table:table-cell office:value-type="float" office:value="0.2463838"/>
          <table:table-cell office:value-type="float" office:value="0.0301033"/>
          <table:table-cell office:value-type="float" office:value="0.6936357"/>
          <table:table-cell office:value-type="float" office:value="0.2463838"/>
          <table:table-cell office:value-type="float" office:value="0.0363033"/>
          <table:table-cell office:value-type="float" office:value="0.6936357"/>
          <table:table-cell office:value-type="float" office:value="0.2463838"/>
          <table:table-cell office:value-type="float" office:value="0.0425033"/>
          <table:table-cell office:value-type="float" office:value="0.6936357"/>
          <table:table-cell office:value-type="float" office:value="0.2463839"/>
          <table:table-cell office:value-type="float" office:value="0.0487033"/>
          <table:table-cell office:value-type="float" office:value="0.6936357"/>
          <table:table-cell office:value-type="float" office:value="0.2463839"/>
          <table:table-cell office:value-type="float" office:value="0.0549033"/>
          <table:table-cell office:value-type="float" office:value="0.6878096"/>
          <table:table-cell office:value-type="float" office:value="0.2485043"/>
          <table:table-cell office:value-type="float" office:value="0.0239033"/>
          <table:table-cell office:value-type="float" office:value="0.6878096"/>
          <table:table-cell office:value-type="float" office:value="0.2485043"/>
          <table:table-cell office:value-type="float" office:value="0.0301033"/>
          <table:table-cell office:value-type="float" office:value="0.6878096"/>
          <table:table-cell office:value-type="float" office:value="0.2485044"/>
          <table:table-cell office:value-type="float" office:value="0.0363033"/>
          <table:table-cell office:value-type="float" office:value="0.6878096"/>
          <table:table-cell office:value-type="float" office:value="0.2485044"/>
          <table:table-cell office:value-type="float" office:value="0.0425033"/>
          <table:table-cell office:value-type="float" office:value="0.6878096"/>
          <table:table-cell office:value-type="float" office:value="0.2485044"/>
          <table:table-cell office:value-type="float" office:value="0.0487033"/>
          <table:table-cell office:value-type="float" office:value="0.6878096"/>
          <table:table-cell office:value-type="float" office:value="0.2485044"/>
          <table:table-cell office:value-type="float" office:value="0.0549033"/>
        </table:table-row>
        <table:table-row>
          <table:table-cell>
            <text:p>z_rot_min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5.0"/>
          <table:table-cell>
            <text:p>2025-08-21 12:39:05</text:p>
          </table:table-cell>
          <table:table-cell office:value-type="float" office:value="-0.001231"/>
          <table:table-cell office:value-type="float" office:value="0.6904095"/>
          <table:table-cell office:value-type="float" office:value="0.6891785"/>
          <table:table-cell office:value-type="float" office:value="0.2481545"/>
          <table:table-cell office:value-type="float" office:value="0.0394382"/>
          <table:table-cell office:value-type="float" office:value="10"/>
          <table:table-cell office:value-type="float" office:value="1.1799800395965576"/>
          <table:table-cell office:value-type="float" office:value="0.15866999328136444"/>
          <table:table-cell office:value-type="float" office:value="1.0213100463151932"/>
          <table:table-cell office:value-type="float" office:value="0.3867021560668945"/>
          <table:table-cell office:value-type="float" office:value="0.3071801818746897"/>
          <table:table-cell office:value-type="float" office:value="0.21727047562599183"/>
          <table:table-cell office:value-type="float" office:value="0.5561338365077972"/>
          <table:table-cell office:value-type="float" office:value="0.3388633608818054"/>
          <table:table-cell office:value-type="float" office:value="0.1976692"/>
          <table:table-cell office:value-type="float" office:value="0.1824008"/>
          <table:table-cell office:value-type="float" office:value="0.1970624"/>
          <table:table-cell office:value-type="float" office:value="0.15867"/>
          <table:table-cell office:value-type="float" office:value="0.35055"/>
          <table:table-cell office:value-type="float" office:value="-0.0143008"/>
          <table:table-cell office:value-type="float" office:value="0.45428"/>
          <table:table-cell office:value-type="float" office:value="0.33538"/>
          <table:table-cell office:value-type="float" office:value="0.25502"/>
          <table:table-cell office:value-type="float" office:value="0.5560092"/>
          <table:table-cell office:value-type="float" office:value="1.17998"/>
          <table:table-cell office:value-type="float" office:value="-0.0011808"/>
          <table:table-cell office:value-type="float" office:value="0.6932191"/>
          <table:table-cell office:value-type="float" office:value="0.2462703"/>
          <table:table-cell office:value-type="float" office:value="0.0239053"/>
          <table:table-cell office:value-type="float" office:value="0.6932191"/>
          <table:table-cell office:value-type="float" office:value="0.2462703"/>
          <table:table-cell office:value-type="float" office:value="0.0301053"/>
          <table:table-cell office:value-type="float" office:value="0.693219"/>
          <table:table-cell office:value-type="float" office:value="0.2462704"/>
          <table:table-cell office:value-type="float" office:value="0.0363053"/>
          <table:table-cell office:value-type="float" office:value="0.693219"/>
          <table:table-cell office:value-type="float" office:value="0.2462704"/>
          <table:table-cell office:value-type="float" office:value="0.0425053"/>
          <table:table-cell office:value-type="float" office:value="0.6932189"/>
          <table:table-cell office:value-type="float" office:value="0.2462705"/>
          <table:table-cell office:value-type="float" office:value="0.0487053"/>
          <table:table-cell office:value-type="float" office:value="0.6932189"/>
          <table:table-cell office:value-type="float" office:value="0.2462705"/>
          <table:table-cell office:value-type="float" office:value="0.0549053"/>
          <table:table-cell office:value-type="float" office:value="0.6876001"/>
          <table:table-cell office:value-type="float" office:value="0.2488905"/>
          <table:table-cell office:value-type="float" office:value="0.0239052"/>
          <table:table-cell office:value-type="float" office:value="0.6876"/>
          <table:table-cell office:value-type="float" office:value="0.2488906"/>
          <table:table-cell office:value-type="float" office:value="0.0301052"/>
          <table:table-cell office:value-type="float" office:value="0.6875999"/>
          <table:table-cell office:value-type="float" office:value="0.2488906"/>
          <table:table-cell office:value-type="float" office:value="0.0363052"/>
          <table:table-cell office:value-type="float" office:value="0.6875999"/>
          <table:table-cell office:value-type="float" office:value="0.2488907"/>
          <table:table-cell office:value-type="float" office:value="0.0425052"/>
          <table:table-cell office:value-type="float" office:value="0.6875998"/>
          <table:table-cell office:value-type="float" office:value="0.2488907"/>
          <table:table-cell office:value-type="float" office:value="0.0487052"/>
          <table:table-cell office:value-type="float" office:value="0.6875998"/>
          <table:table-cell office:value-type="float" office:value="0.2488908"/>
          <table:table-cell office:value-type="float" office:value="0.0549052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8-21 12:39:18</text:p>
          </table:table-cell>
          <table:table-cell office:value-type="float" office:value="-0.0014819"/>
          <table:table-cell office:value-type="float" office:value="0.6901002"/>
          <table:table-cell office:value-type="float" office:value="0.6886183"/>
          <table:table-cell office:value-type="float" office:value="0.2485952"/>
          <table:table-cell office:value-type="float" office:value="0.0393191"/>
          <table:table-cell office:value-type="float" office:value="10"/>
          <table:table-cell office:value-type="float" office:value="1.2238500118255615"/>
          <table:table-cell office:value-type="float" office:value="0.12013000249862671"/>
          <table:table-cell office:value-type="float" office:value="1.1037200093269348"/>
          <table:table-cell office:value-type="float" office:value="0.3740331619977951"/>
          <table:table-cell office:value-type="float" office:value="0.3355302060064115"/>
          <table:table-cell office:value-type="float" office:value="0.16757848262786865"/>
          <table:table-cell office:value-type="float" office:value="0.5804878413677216"/>
          <table:table-cell office:value-type="float" office:value="0.4129093587398529"/>
          <table:table-cell office:value-type="float" office:value="0.1558492"/>
          <table:table-cell office:value-type="float" office:value="0.1606708"/>
          <table:table-cell office:value-type="float" office:value="0.1724624"/>
          <table:table-cell office:value-type="float" office:value="0.12013"/>
          <table:table-cell office:value-type="float" office:value="0.22878"/>
          <table:table-cell office:value-type="float" office:value="-0.0143008"/>
          <table:table-cell office:value-type="float" office:value="0.48872"/>
          <table:table-cell office:value-type="float" office:value="0.34071"/>
          <table:table-cell office:value-type="float" office:value="0.26281"/>
          <table:table-cell office:value-type="float" office:value="0.5863492"/>
          <table:table-cell office:value-type="float" office:value="1.22385"/>
          <table:table-cell office:value-type="float" office:value="4.92e-05"/>
          <table:table-cell office:value-type="float" office:value="0.6927849"/>
          <table:table-cell office:value-type="float" office:value="0.2461898"/>
          <table:table-cell office:value-type="float" office:value="0.0239002"/>
          <table:table-cell office:value-type="float" office:value="0.6927848"/>
          <table:table-cell office:value-type="float" office:value="0.2461897"/>
          <table:table-cell office:value-type="float" office:value="0.0301002"/>
          <table:table-cell office:value-type="float" office:value="0.6927848"/>
          <table:table-cell office:value-type="float" office:value="0.2461897"/>
          <table:table-cell office:value-type="float" office:value="0.0363002"/>
          <table:table-cell office:value-type="float" office:value="0.6927848"/>
          <table:table-cell office:value-type="float" office:value="0.2461896"/>
          <table:table-cell office:value-type="float" office:value="0.0425002"/>
          <table:table-cell office:value-type="float" office:value="0.6927847"/>
          <table:table-cell office:value-type="float" office:value="0.2461896"/>
          <table:table-cell office:value-type="float" office:value="0.0487002"/>
          <table:table-cell office:value-type="float" office:value="0.6927847"/>
          <table:table-cell office:value-type="float" office:value="0.2461895"/>
          <table:table-cell office:value-type="float" office:value="0.0549002"/>
          <table:table-cell office:value-type="float" office:value="0.6874156"/>
          <table:table-cell office:value-type="float" office:value="0.2492898"/>
          <table:table-cell office:value-type="float" office:value="0.0239002"/>
          <table:table-cell office:value-type="float" office:value="0.6874155"/>
          <table:table-cell office:value-type="float" office:value="0.2492898"/>
          <table:table-cell office:value-type="float" office:value="0.0301002"/>
          <table:table-cell office:value-type="float" office:value="0.6874155"/>
          <table:table-cell office:value-type="float" office:value="0.2492897"/>
          <table:table-cell office:value-type="float" office:value="0.0363002"/>
          <table:table-cell office:value-type="float" office:value="0.6874155"/>
          <table:table-cell office:value-type="float" office:value="0.2492897"/>
          <table:table-cell office:value-type="float" office:value="0.0425002"/>
          <table:table-cell office:value-type="float" office:value="0.6874154"/>
          <table:table-cell office:value-type="float" office:value="0.2492896"/>
          <table:table-cell office:value-type="float" office:value="0.0487002"/>
          <table:table-cell office:value-type="float" office:value="0.6874154"/>
          <table:table-cell office:value-type="float" office:value="0.2492896"/>
          <table:table-cell office:value-type="float" office:value="0.0549002"/>
        </table:table-row>
        <table:table-row>
          <table:table-cell>
            <text:p>z_rot_min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5.0"/>
          <table:table-cell>
            <text:p>2025-08-21 12:39:31</text:p>
          </table:table-cell>
          <table:table-cell office:value-type="float" office:value="-0.0017715"/>
          <table:table-cell office:value-type="float" office:value="0.6898074"/>
          <table:table-cell office:value-type="float" office:value="0.6880359"/>
          <table:table-cell office:value-type="float" office:value="0.2491686"/>
          <table:table-cell office:value-type="float" office:value="0.039501"/>
          <table:table-cell office:value-type="float" office:value="9"/>
          <table:table-cell office:value-type="float" office:value="1.3009300231933594"/>
          <table:table-cell office:value-type="float" office:value="0.09060999751091003"/>
          <table:table-cell office:value-type="float" office:value="1.2103200256824493"/>
          <table:table-cell office:value-type="float" office:value="0.36419316157698634"/>
          <table:table-cell office:value-type="float" office:value="0.37365678112667416"/>
          <table:table-cell office:value-type="float" office:value="0.1255124792456627"/>
          <table:table-cell office:value-type="float" office:value="0.6028738439083099"/>
          <table:table-cell office:value-type="float" office:value="0.4773613646626472"/>
          <table:table-cell office:value-type="float" office:value="0.1246892"/>
          <table:table-cell office:value-type="float" office:value="0.1282808"/>
          <table:table-cell office:value-type="float" office:value="0.1425324"/>
          <table:table-cell office:value-type="float" office:value="0.09061"/>
          <table:table-cell office:value-type="float" office:value="0.14145"/>
          <table:table-cell office:value-type="float" office:value="-0.0155308"/>
          <table:table-cell office:value-type="float" office:value="0.48216"/>
          <table:table-cell office:value-type="float" office:value="0.33702"/>
          <table:table-cell office:value-type="float" office:value="0.26814"/>
          <table:table-cell office:value-type="float" office:value="0.6261192"/>
          <table:table-cell office:value-type="float" office:value="1.30093"/>
          <table:table-cell office:value-type="float" office:value="0.0004592"/>
          <table:table-cell office:value-type="float" office:value="0.6923468"/>
          <table:table-cell office:value-type="float" office:value="0.2461501"/>
          <table:table-cell office:value-type="float" office:value="0.0239028"/>
          <table:table-cell office:value-type="float" office:value="0.6923468"/>
          <table:table-cell office:value-type="float" office:value="0.2461501"/>
          <table:table-cell office:value-type="float" office:value="0.0301028"/>
          <table:table-cell office:value-type="float" office:value="0.6923468"/>
          <table:table-cell office:value-type="float" office:value="0.2461501"/>
          <table:table-cell office:value-type="float" office:value="0.0363028"/>
          <table:table-cell office:value-type="float" office:value="0.6923468"/>
          <table:table-cell office:value-type="float" office:value="0.2461501"/>
          <table:table-cell office:value-type="float" office:value="0.0425028"/>
          <table:table-cell office:value-type="float" office:value="0.6923468"/>
          <table:table-cell office:value-type="float" office:value="0.2461501"/>
          <table:table-cell office:value-type="float" office:value="0.0487028"/>
          <table:table-cell office:value-type="float" office:value="0.6923468"/>
          <table:table-cell office:value-type="float" office:value="0.2461502"/>
          <table:table-cell office:value-type="float" office:value="0.0549028"/>
          <table:table-cell office:value-type="float" office:value="0.687268"/>
          <table:table-cell office:value-type="float" office:value="0.2497062"/>
          <table:table-cell office:value-type="float" office:value="0.0239028"/>
          <table:table-cell office:value-type="float" office:value="0.687268"/>
          <table:table-cell office:value-type="float" office:value="0.2497063"/>
          <table:table-cell office:value-type="float" office:value="0.0301028"/>
          <table:table-cell office:value-type="float" office:value="0.687268"/>
          <table:table-cell office:value-type="float" office:value="0.2497063"/>
          <table:table-cell office:value-type="float" office:value="0.0363028"/>
          <table:table-cell office:value-type="float" office:value="0.687268"/>
          <table:table-cell office:value-type="float" office:value="0.2497063"/>
          <table:table-cell office:value-type="float" office:value="0.0425028"/>
          <table:table-cell office:value-type="float" office:value="0.687268"/>
          <table:table-cell office:value-type="float" office:value="0.2497063"/>
          <table:table-cell office:value-type="float" office:value="0.0487028"/>
          <table:table-cell office:value-type="float" office:value="0.687268"/>
          <table:table-cell office:value-type="float" office:value="0.2497064"/>
          <table:table-cell office:value-type="float" office:value="0.054902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8-21 12:39:44</text:p>
          </table:table-cell>
          <table:table-cell office:value-type="float" office:value="-0.0020658"/>
          <table:table-cell office:value-type="float" office:value="0.6895279"/>
          <table:table-cell office:value-type="float" office:value="0.6874621"/>
          <table:table-cell office:value-type="float" office:value="0.2498736"/>
          <table:table-cell office:value-type="float" office:value="0.0396946"/>
          <table:table-cell office:value-type="float" office:value="7"/>
          <table:table-cell office:value-type="float" office:value="1.313230037689209"/>
          <table:table-cell office:value-type="float" office:value="0.06887999922037125"/>
          <table:table-cell office:value-type="float" office:value="1.2443500384688377"/>
          <table:table-cell office:value-type="float" office:value="0.3568951621651649"/>
          <table:table-cell office:value-type="float" office:value="0.39486310680753833"/>
          <table:table-cell office:value-type="float" office:value="0.08967848122119904"/>
          <table:table-cell office:value-type="float" office:value="0.6241118431091308"/>
          <table:table-cell office:value-type="float" office:value="0.5344333618879318"/>
          <table:table-cell office:value-type="float" office:value="0.0927092"/>
          <table:table-cell office:value-type="float" office:value="0.1008108"/>
          <table:table-cell office:value-type="float" office:value="0.1162924"/>
          <table:table-cell office:value-type="float" office:value="0.06888"/>
          <table:table-cell office:value-type="float" office:value="0.0697"/>
          <table:table-cell office:value-type="float" office:value="-0.0155308"/>
          <table:table-cell office:value-type="float" office:value="0.51414"/>
          <table:table-cell office:value-type="float" office:value="0.34194"/>
          <table:table-cell office:value-type="float" office:value="0.27962"/>
          <table:table-cell office:value-type="float" office:value="0.6716292"/>
          <table:table-cell office:value-type="float" office:value="1.31323"/>
          <table:table-cell office:value-type="float" office:value="-0.0003608"/>
          <table:table-cell office:value-type="float" office:value="0.6919027"/>
          <table:table-cell office:value-type="float" office:value="0.2461471"/>
          <table:table-cell office:value-type="float" office:value="0.0239008"/>
          <table:table-cell office:value-type="float" office:value="0.6919026"/>
          <table:table-cell office:value-type="float" office:value="0.2461472"/>
          <table:table-cell office:value-type="float" office:value="0.0301008"/>
          <table:table-cell office:value-type="float" office:value="0.6919026"/>
          <table:table-cell office:value-type="float" office:value="0.2461473"/>
          <table:table-cell office:value-type="float" office:value="0.0363008"/>
          <table:table-cell office:value-type="float" office:value="0.6919025"/>
          <table:table-cell office:value-type="float" office:value="0.2461474"/>
          <table:table-cell office:value-type="float" office:value="0.0425008"/>
          <table:table-cell office:value-type="float" office:value="0.6919024"/>
          <table:table-cell office:value-type="float" office:value="0.2461475"/>
          <table:table-cell office:value-type="float" office:value="0.0487008"/>
          <table:table-cell office:value-type="float" office:value="0.6919023"/>
          <table:table-cell office:value-type="float" office:value="0.2461476"/>
          <table:table-cell office:value-type="float" office:value="0.0549008"/>
          <table:table-cell office:value-type="float" office:value="0.6871534"/>
          <table:table-cell office:value-type="float" office:value="0.2501325"/>
          <table:table-cell office:value-type="float" office:value="0.0239007"/>
          <table:table-cell office:value-type="float" office:value="0.6871533"/>
          <table:table-cell office:value-type="float" office:value="0.2501326"/>
          <table:table-cell office:value-type="float" office:value="0.0301007"/>
          <table:table-cell office:value-type="float" office:value="0.6871532"/>
          <table:table-cell office:value-type="float" office:value="0.2501327"/>
          <table:table-cell office:value-type="float" office:value="0.0363007"/>
          <table:table-cell office:value-type="float" office:value="0.6871532"/>
          <table:table-cell office:value-type="float" office:value="0.2501328"/>
          <table:table-cell office:value-type="float" office:value="0.0425007"/>
          <table:table-cell office:value-type="float" office:value="0.6871531"/>
          <table:table-cell office:value-type="float" office:value="0.2501329"/>
          <table:table-cell office:value-type="float" office:value="0.0487007"/>
          <table:table-cell office:value-type="float" office:value="0.687153"/>
          <table:table-cell office:value-type="float" office:value="0.250133"/>
          <table:table-cell office:value-type="float" office:value="0.0549007"/>
        </table:table-row>
        <table:table-row>
          <table:table-cell>
            <text:p>z_rot_min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5.0"/>
          <table:table-cell>
            <text:p>2025-08-21 12:39:56</text:p>
          </table:table-cell>
          <table:table-cell office:value-type="float" office:value="-0.0005743"/>
          <table:table-cell office:value-type="float" office:value="0.6892726"/>
          <table:table-cell office:value-type="float" office:value="0.6886983"/>
          <table:table-cell office:value-type="float" office:value="0.2489556"/>
          <table:table-cell office:value-type="float" office:value="0.0386139"/>
          <table:table-cell office:value-type="float" office:value="10"/>
          <table:table-cell office:value-type="float" office:value="0.8880599737167358"/>
          <table:table-cell office:value-type="float" office:value="0.2439991980791092"/>
          <table:table-cell office:value-type="float" office:value="0.6440607756376266"/>
          <table:table-cell office:value-type="float" office:value="0.48362616151571275"/>
          <table:table-cell office:value-type="float" office:value="0.20932603648850703"/>
          <table:table-cell office:value-type="float" office:value="0.35691648423671724"/>
          <table:table-cell office:value-type="float" office:value="0.6103358387947082"/>
          <table:table-cell office:value-type="float" office:value="0.253419354557991"/>
          <table:table-cell office:value-type="float" office:value="0.2439992"/>
          <table:table-cell office:value-type="float" office:value="0.2529208"/>
          <table:table-cell office:value-type="float" office:value="0.2938224"/>
          <table:table-cell office:value-type="float" office:value="0.37392"/>
          <table:table-cell office:value-type="float" office:value="0.61992"/>
          <table:table-cell office:value-type="float" office:value="-0.0110208"/>
          <table:table-cell office:value-type="float" office:value="0.50922"/>
          <table:table-cell office:value-type="float" office:value="0.52767"/>
          <table:table-cell office:value-type="float" office:value="0.42517"/>
          <table:table-cell office:value-type="float" office:value="0.7015592"/>
          <table:table-cell office:value-type="float" office:value="0.88806"/>
          <table:table-cell office:value-type="float" office:value="-0.0003608"/>
          <table:table-cell office:value-type="float" office:value="0.6914647"/>
          <table:table-cell office:value-type="float" office:value="0.2461893"/>
          <table:table-cell office:value-type="float" office:value="0.0239007"/>
          <table:table-cell office:value-type="float" office:value="0.6914647"/>
          <table:table-cell office:value-type="float" office:value="0.2461893"/>
          <table:table-cell office:value-type="float" office:value="0.0301007"/>
          <table:table-cell office:value-type="float" office:value="0.6914647"/>
          <table:table-cell office:value-type="float" office:value="0.2461893"/>
          <table:table-cell office:value-type="float" office:value="0.0363007"/>
          <table:table-cell office:value-type="float" office:value="0.6914647"/>
          <table:table-cell office:value-type="float" office:value="0.2461893"/>
          <table:table-cell office:value-type="float" office:value="0.0425007"/>
          <table:table-cell office:value-type="float" office:value="0.6914646"/>
          <table:table-cell office:value-type="float" office:value="0.2461893"/>
          <table:table-cell office:value-type="float" office:value="0.0487007"/>
          <table:table-cell office:value-type="float" office:value="0.6914646"/>
          <table:table-cell office:value-type="float" office:value="0.2461893"/>
          <table:table-cell office:value-type="float" office:value="0.0549007"/>
          <table:table-cell office:value-type="float" office:value="0.6870806"/>
          <table:table-cell office:value-type="float" office:value="0.2505734"/>
          <table:table-cell office:value-type="float" office:value="0.0239006"/>
          <table:table-cell office:value-type="float" office:value="0.6870806"/>
          <table:table-cell office:value-type="float" office:value="0.2505734"/>
          <table:table-cell office:value-type="float" office:value="0.0301006"/>
          <table:table-cell office:value-type="float" office:value="0.6870806"/>
          <table:table-cell office:value-type="float" office:value="0.2505734"/>
          <table:table-cell office:value-type="float" office:value="0.0363006"/>
          <table:table-cell office:value-type="float" office:value="0.6870806"/>
          <table:table-cell office:value-type="float" office:value="0.2505734"/>
          <table:table-cell office:value-type="float" office:value="0.0425006"/>
          <table:table-cell office:value-type="float" office:value="0.6870806"/>
          <table:table-cell office:value-type="float" office:value="0.2505734"/>
          <table:table-cell office:value-type="float" office:value="0.0487006"/>
          <table:table-cell office:value-type="float" office:value="0.6870806"/>
          <table:table-cell office:value-type="float" office:value="0.2505734"/>
          <table:table-cell office:value-type="float" office:value="0.0549006"/>
        </table:table-row>
        <table:table-row>
          <table:table-cell>
            <text:p>z_rot_min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0.0"/>
          <table:table-cell>
            <text:p>2025-08-21 12:40:09</text:p>
          </table:table-cell>
          <table:table-cell office:value-type="float" office:value="-0.0003752"/>
          <table:table-cell office:value-type="float" office:value="0.6890326"/>
          <table:table-cell office:value-type="float" office:value="0.6886575"/>
          <table:table-cell office:value-type="float" office:value="0.2490811"/>
          <table:table-cell office:value-type="float" office:value="0.0388542"/>
          <table:table-cell office:value-type="float" office:value="10"/>
          <table:table-cell office:value-type="float" office:value="0.9622700214385986"/>
          <table:table-cell office:value-type="float" office:value="0.2825391888618469"/>
          <table:table-cell office:value-type="float" office:value="0.6797308325767517"/>
          <table:table-cell office:value-type="float" office:value="0.49182615578174593"/>
          <table:table-cell office:value-type="float" office:value="0.2070896079375492"/>
          <table:table-cell office:value-type="float" office:value="0.39922847747802737"/>
          <table:table-cell office:value-type="float" office:value="0.5844238340854645"/>
          <table:table-cell office:value-type="float" office:value="0.18519535660743713"/>
          <table:table-cell office:value-type="float" office:value="0.2825392"/>
          <table:table-cell office:value-type="float" office:value="0.3013008"/>
          <table:table-cell office:value-type="float" office:value="0.3463024"/>
          <table:table-cell office:value-type="float" office:value="0.42189"/>
          <table:table-cell office:value-type="float" office:value="0.64411"/>
          <table:table-cell office:value-type="float" office:value="-0.0102008"/>
          <table:table-cell office:value-type="float" office:value="0.45551"/>
          <table:table-cell office:value-type="float" office:value="0.47478"/>
          <table:table-cell office:value-type="float" office:value="0.38704"/>
          <table:table-cell office:value-type="float" office:value="0.6425192"/>
          <table:table-cell office:value-type="float" office:value="0.96227"/>
          <table:table-cell office:value-type="float" office:value="0.0008692"/>
          <table:table-cell office:value-type="float" office:value="0.6910253"/>
          <table:table-cell office:value-type="float" office:value="0.2462592"/>
          <table:table-cell office:value-type="float" office:value="0.0239015"/>
          <table:table-cell office:value-type="float" office:value="0.6910253"/>
          <table:table-cell office:value-type="float" office:value="0.2462592"/>
          <table:table-cell office:value-type="float" office:value="0.0301015"/>
          <table:table-cell office:value-type="float" office:value="0.6910253"/>
          <table:table-cell office:value-type="float" office:value="0.2462592"/>
          <table:table-cell office:value-type="float" office:value="0.0363015"/>
          <table:table-cell office:value-type="float" office:value="0.6910253"/>
          <table:table-cell office:value-type="float" office:value="0.2462592"/>
          <table:table-cell office:value-type="float" office:value="0.0425015"/>
          <table:table-cell office:value-type="float" office:value="0.6910253"/>
          <table:table-cell office:value-type="float" office:value="0.2462592"/>
          <table:table-cell office:value-type="float" office:value="0.0487015"/>
          <table:table-cell office:value-type="float" office:value="0.6910253"/>
          <table:table-cell office:value-type="float" office:value="0.2462592"/>
          <table:table-cell office:value-type="float" office:value="0.0549015"/>
          <table:table-cell office:value-type="float" office:value="0.68704"/>
          <table:table-cell office:value-type="float" office:value="0.2510087"/>
          <table:table-cell office:value-type="float" office:value="0.0239015"/>
          <table:table-cell office:value-type="float" office:value="0.68704"/>
          <table:table-cell office:value-type="float" office:value="0.2510087"/>
          <table:table-cell office:value-type="float" office:value="0.0301015"/>
          <table:table-cell office:value-type="float" office:value="0.68704"/>
          <table:table-cell office:value-type="float" office:value="0.2510087"/>
          <table:table-cell office:value-type="float" office:value="0.0363015"/>
          <table:table-cell office:value-type="float" office:value="0.68704"/>
          <table:table-cell office:value-type="float" office:value="0.2510087"/>
          <table:table-cell office:value-type="float" office:value="0.0425015"/>
          <table:table-cell office:value-type="float" office:value="0.68704"/>
          <table:table-cell office:value-type="float" office:value="0.2510087"/>
          <table:table-cell office:value-type="float" office:value="0.0487015"/>
          <table:table-cell office:value-type="float" office:value="0.68704"/>
          <table:table-cell office:value-type="float" office:value="0.2510087"/>
          <table:table-cell office:value-type="float" office:value="0.0549015"/>
        </table:table-row>
        <table:table-row>
          <table:table-cell>
            <text:p>z_rot_min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5.0"/>
          <table:table-cell>
            <text:p>2025-08-21 12:40:22</text:p>
          </table:table-cell>
          <table:table-cell office:value-type="float" office:value="-0.0002018"/>
          <table:table-cell office:value-type="float" office:value="0.6888155"/>
          <table:table-cell office:value-type="float" office:value="0.6886137"/>
          <table:table-cell office:value-type="float" office:value="0.2492076"/>
          <table:table-cell office:value-type="float" office:value="0.0389376"/>
          <table:table-cell office:value-type="float" office:value="10"/>
          <table:table-cell office:value-type="float" office:value="0.9999899864196777"/>
          <table:table-cell office:value-type="float" office:value="0.3202592134475708"/>
          <table:table-cell office:value-type="float" office:value="0.6797307729721069"/>
          <table:table-cell office:value-type="float" office:value="0.4939171612262726"/>
          <table:table-cell office:value-type="float" office:value="0.20413006622404029"/>
          <table:table-cell office:value-type="float" office:value="0.43785048127174375"/>
          <table:table-cell office:value-type="float" office:value="0.5499838411808013"/>
          <table:table-cell office:value-type="float" office:value="0.1121333599090576"/>
          <table:table-cell office:value-type="float" office:value="0.3202592"/>
          <table:table-cell office:value-type="float" office:value="0.3550108"/>
          <table:table-cell office:value-type="float" office:value="0.4110824"/>
          <table:table-cell office:value-type="float" office:value="0.47232"/>
          <table:table-cell office:value-type="float" office:value="0.63058"/>
          <table:table-cell office:value-type="float" office:value="-0.0089708"/>
          <table:table-cell office:value-type="float" office:value="0.40344"/>
          <table:table-cell office:value-type="float" office:value="0.41861"/>
          <table:table-cell office:value-type="float" office:value="0.34604"/>
          <table:table-cell office:value-type="float" office:value="0.5818392"/>
          <table:table-cell office:value-type="float" office:value="0.99999"/>
          <table:table-cell office:value-type="float" office:value="0.0004592"/>
          <table:table-cell office:value-type="float" office:value="0.6905936"/>
          <table:table-cell office:value-type="float" office:value="0.24638"/>
          <table:table-cell office:value-type="float" office:value="0.0239087"/>
          <table:table-cell office:value-type="float" office:value="0.6905936"/>
          <table:table-cell office:value-type="float" office:value="0.24638"/>
          <table:table-cell office:value-type="float" office:value="0.0301087"/>
          <table:table-cell office:value-type="float" office:value="0.6905936"/>
          <table:table-cell office:value-type="float" office:value="0.24638"/>
          <table:table-cell office:value-type="float" office:value="0.0363087"/>
          <table:table-cell office:value-type="float" office:value="0.6905936"/>
          <table:table-cell office:value-type="float" office:value="0.24638"/>
          <table:table-cell office:value-type="float" office:value="0.0425087"/>
          <table:table-cell office:value-type="float" office:value="0.6905936"/>
          <table:table-cell office:value-type="float" office:value="0.24638"/>
          <table:table-cell office:value-type="float" office:value="0.0487087"/>
          <table:table-cell office:value-type="float" office:value="0.6905936"/>
          <table:table-cell office:value-type="float" office:value="0.24638"/>
          <table:table-cell office:value-type="float" office:value="0.0549087"/>
          <table:table-cell office:value-type="float" office:value="0.6870375"/>
          <table:table-cell office:value-type="float" office:value="0.2514587"/>
          <table:table-cell office:value-type="float" office:value="0.0239087"/>
          <table:table-cell office:value-type="float" office:value="0.6870375"/>
          <table:table-cell office:value-type="float" office:value="0.2514587"/>
          <table:table-cell office:value-type="float" office:value="0.0301087"/>
          <table:table-cell office:value-type="float" office:value="0.6870374"/>
          <table:table-cell office:value-type="float" office:value="0.2514587"/>
          <table:table-cell office:value-type="float" office:value="0.0363087"/>
          <table:table-cell office:value-type="float" office:value="0.6870374"/>
          <table:table-cell office:value-type="float" office:value="0.2514587"/>
          <table:table-cell office:value-type="float" office:value="0.0425087"/>
          <table:table-cell office:value-type="float" office:value="0.6870374"/>
          <table:table-cell office:value-type="float" office:value="0.2514587"/>
          <table:table-cell office:value-type="float" office:value="0.0487087"/>
          <table:table-cell office:value-type="float" office:value="0.6870374"/>
          <table:table-cell office:value-type="float" office:value="0.2514587"/>
          <table:table-cell office:value-type="float" office:value="0.0549087"/>
        </table:table-row>
        <table:table-row>
          <table:table-cell>
            <text:p>z_rot_min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0.0"/>
          <table:table-cell>
            <text:p>2025-08-21 12:40:35</text:p>
          </table:table-cell>
          <table:table-cell office:value-type="float" office:value="-0.000123"/>
          <table:table-cell office:value-type="float" office:value="0.6886305"/>
          <table:table-cell office:value-type="float" office:value="0.6885076"/>
          <table:table-cell office:value-type="float" office:value="0.2494167"/>
          <table:table-cell office:value-type="float" office:value="0.038864"/>
          <table:table-cell office:value-type="float" office:value="10"/>
          <table:table-cell office:value-type="float" office:value="1.0951100587844849"/>
          <table:table-cell office:value-type="float" office:value="0.30913999676704407"/>
          <table:table-cell office:value-type="float" office:value="0.7859700620174408"/>
          <table:table-cell office:value-type="float" office:value="0.49633616805076597"/>
          <table:table-cell office:value-type="float" office:value="0.22533718839520106"/>
          <table:table-cell office:value-type="float" office:value="0.45695648789405824"/>
          <table:table-cell office:value-type="float" office:value="0.5357158482074738"/>
          <table:table-cell office:value-type="float" office:value="0.07875936031341552"/>
          <table:table-cell office:value-type="float" office:value="0.3596192"/>
          <table:table-cell office:value-type="float" office:value="0.4099508"/>
          <table:table-cell office:value-type="float" office:value="0.4852924"/>
          <table:table-cell office:value-type="float" office:value="0.5166"/>
          <table:table-cell office:value-type="float" office:value="0.51332"/>
          <table:table-cell office:value-type="float" office:value="-0.0085608"/>
          <table:table-cell office:value-type="float" office:value="0.36326"/>
          <table:table-cell office:value-type="float" office:value="0.36777"/>
          <table:table-cell office:value-type="float" office:value="0.30914"/>
          <table:table-cell office:value-type="float" office:value="0.5432992"/>
          <table:table-cell office:value-type="float" office:value="1.0951101"/>
          <table:table-cell office:value-type="float" office:value="0.0020992"/>
          <table:table-cell office:value-type="float" office:value="0.6901805"/>
          <table:table-cell office:value-type="float" office:value="0.2465189"/>
          <table:table-cell office:value-type="float" office:value="0.0238992"/>
          <table:table-cell office:value-type="float" office:value="0.6901805"/>
          <table:table-cell office:value-type="float" office:value="0.246519"/>
          <table:table-cell office:value-type="float" office:value="0.0300992"/>
          <table:table-cell office:value-type="float" office:value="0.6901805"/>
          <table:table-cell office:value-type="float" office:value="0.246519"/>
          <table:table-cell office:value-type="float" office:value="0.0362992"/>
          <table:table-cell office:value-type="float" office:value="0.6901805"/>
          <table:table-cell office:value-type="float" office:value="0.246519"/>
          <table:table-cell office:value-type="float" office:value="0.0424992"/>
          <table:table-cell office:value-type="float" office:value="0.6901805"/>
          <table:table-cell office:value-type="float" office:value="0.246519"/>
          <table:table-cell office:value-type="float" office:value="0.0486992"/>
          <table:table-cell office:value-type="float" office:value="0.6901805"/>
          <table:table-cell office:value-type="float" office:value="0.2465191"/>
          <table:table-cell office:value-type="float" office:value="0.0548992"/>
          <table:table-cell office:value-type="float" office:value="0.6870806"/>
          <table:table-cell office:value-type="float" office:value="0.2518883"/>
          <table:table-cell office:value-type="float" office:value="0.0238992"/>
          <table:table-cell office:value-type="float" office:value="0.6870806"/>
          <table:table-cell office:value-type="float" office:value="0.2518883"/>
          <table:table-cell office:value-type="float" office:value="0.0300992"/>
          <table:table-cell office:value-type="float" office:value="0.6870805"/>
          <table:table-cell office:value-type="float" office:value="0.2518883"/>
          <table:table-cell office:value-type="float" office:value="0.0362992"/>
          <table:table-cell office:value-type="float" office:value="0.6870805"/>
          <table:table-cell office:value-type="float" office:value="0.2518884"/>
          <table:table-cell office:value-type="float" office:value="0.0424992"/>
          <table:table-cell office:value-type="float" office:value="0.6870805"/>
          <table:table-cell office:value-type="float" office:value="0.2518884"/>
          <table:table-cell office:value-type="float" office:value="0.0486992"/>
          <table:table-cell office:value-type="float" office:value="0.6870805"/>
          <table:table-cell office:value-type="float" office:value="0.2518884"/>
          <table:table-cell office:value-type="float" office:value="0.0548992"/>
        </table:table-row>
        <table:table-row>
          <table:table-cell>
            <text:p>z_rot_min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5.0"/>
          <table:table-cell>
            <text:p>2025-08-21 12:40:47</text:p>
          </table:table-cell>
          <table:table-cell office:value-type="float" office:value="-0.0001858"/>
          <table:table-cell office:value-type="float" office:value="0.6884738"/>
          <table:table-cell office:value-type="float" office:value="0.688288"/>
          <table:table-cell office:value-type="float" office:value="0.2499128"/>
          <table:table-cell office:value-type="float" office:value="0.0386702"/>
          <table:table-cell office:value-type="float" office:value="10"/>
          <table:table-cell office:value-type="float" office:value="1.3669400215148926"/>
          <table:table-cell office:value-type="float" office:value="0.12504999339580536"/>
          <table:table-cell office:value-type="float" office:value="1.2418900281190872"/>
          <table:table-cell office:value-type="float" office:value="0.4849791631102562"/>
          <table:table-cell office:value-type="float" office:value="0.3380674405463088"/>
          <table:table-cell office:value-type="float" office:value="0.4162024766206741"/>
          <table:table-cell office:value-type="float" office:value="0.5537558495998383"/>
          <table:table-cell office:value-type="float" office:value="0.13755337297916415"/>
          <table:table-cell office:value-type="float" office:value="0.3879092"/>
          <table:table-cell office:value-type="float" office:value="0.4546408"/>
          <table:table-cell office:value-type="float" office:value="0.5554024"/>
          <table:table-cell office:value-type="float" office:value="0.55801"/>
          <table:table-cell office:value-type="float" office:value="0.12505"/>
          <table:table-cell office:value-type="float" office:value="-0.0077408"/>
          <table:table-cell office:value-type="float" office:value="0.31488"/>
          <table:table-cell office:value-type="float" office:value="0.32062"/>
          <table:table-cell office:value-type="float" office:value="0.27388"/>
          <table:table-cell office:value-type="float" office:value="0.4924592"/>
          <table:table-cell office:value-type="float" office:value="1.36694"/>
          <table:table-cell office:value-type="float" office:value="0.0004592"/>
          <table:table-cell office:value-type="float" office:value="0.6897839"/>
          <table:table-cell office:value-type="float" office:value="0.2467048"/>
          <table:table-cell office:value-type="float" office:value="0.0239005"/>
          <table:table-cell office:value-type="float" office:value="0.6897839"/>
          <table:table-cell office:value-type="float" office:value="0.2467048"/>
          <table:table-cell office:value-type="float" office:value="0.0301005"/>
          <table:table-cell office:value-type="float" office:value="0.6897839"/>
          <table:table-cell office:value-type="float" office:value="0.2467048"/>
          <table:table-cell office:value-type="float" office:value="0.0363005"/>
          <table:table-cell office:value-type="float" office:value="0.689784"/>
          <table:table-cell office:value-type="float" office:value="0.2467049"/>
          <table:table-cell office:value-type="float" office:value="0.0425005"/>
          <table:table-cell office:value-type="float" office:value="0.689784"/>
          <table:table-cell office:value-type="float" office:value="0.2467049"/>
          <table:table-cell office:value-type="float" office:value="0.0487005"/>
          <table:table-cell office:value-type="float" office:value="0.689784"/>
          <table:table-cell office:value-type="float" office:value="0.2467049"/>
          <table:table-cell office:value-type="float" office:value="0.0549005"/>
          <table:table-cell office:value-type="float" office:value="0.6871636"/>
          <table:table-cell office:value-type="float" office:value="0.2523238"/>
          <table:table-cell office:value-type="float" office:value="0.0239005"/>
          <table:table-cell office:value-type="float" office:value="0.6871636"/>
          <table:table-cell office:value-type="float" office:value="0.2523239"/>
          <table:table-cell office:value-type="float" office:value="0.0301005"/>
          <table:table-cell office:value-type="float" office:value="0.6871636"/>
          <table:table-cell office:value-type="float" office:value="0.2523239"/>
          <table:table-cell office:value-type="float" office:value="0.0363005"/>
          <table:table-cell office:value-type="float" office:value="0.6871637"/>
          <table:table-cell office:value-type="float" office:value="0.2523239"/>
          <table:table-cell office:value-type="float" office:value="0.0425005"/>
          <table:table-cell office:value-type="float" office:value="0.6871637"/>
          <table:table-cell office:value-type="float" office:value="0.252324"/>
          <table:table-cell office:value-type="float" office:value="0.0487005"/>
          <table:table-cell office:value-type="float" office:value="0.6871637"/>
          <table:table-cell office:value-type="float" office:value="0.252324"/>
          <table:table-cell office:value-type="float" office:value="0.0549005"/>
        </table:table-row>
        <table:table-row>
          <table:table-cell>
            <text:p>z_rot_min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0.0"/>
          <table:table-cell>
            <text:p>2025-08-21 12:41:00</text:p>
          </table:table-cell>
          <table:table-cell office:value-type="float" office:value="-0.0001888"/>
          <table:table-cell office:value-type="float" office:value="0.6883313"/>
          <table:table-cell office:value-type="float" office:value="0.6881425"/>
          <table:table-cell office:value-type="float" office:value="0.2503556"/>
          <table:table-cell office:value-type="float" office:value="0.0398664"/>
          <table:table-cell office:value-type="float" office:value="9"/>
          <table:table-cell office:value-type="float" office:value="1.9311000108718872"/>
          <table:table-cell office:value-type="float" office:value="-0.5932700037956238"/>
          <table:table-cell office:value-type="float" office:value="2.524370014667511"/>
          <table:table-cell office:value-type="float" office:value="0.4747701555490494"/>
          <table:table-cell office:value-type="float" office:value="0.6246443111263126"/>
          <table:table-cell office:value-type="float" office:value="0.32034447193145754"/>
          <table:table-cell office:value-type="float" office:value="0.6291958391666412"/>
          <table:table-cell office:value-type="float" office:value="0.3088513672351837"/>
          <table:table-cell office:value-type="float" office:value="0.3920092"/>
          <table:table-cell office:value-type="float" office:value="0.4554608"/>
          <table:table-cell office:value-type="float" office:value="0.6078824"/>
          <table:table-cell office:value-type="float" office:value="0.73964"/>
          <table:table-cell office:value-type="float" office:value="-0.59327"/>
          <table:table-cell office:value-type="float" office:value="-0.0069208"/>
          <table:table-cell office:value-type="float" office:value="0.25133"/>
          <table:table-cell office:value-type="float" office:value="0.26199"/>
          <table:table-cell office:value-type="float" office:value="0.23042"/>
          <table:table-cell office:value-type="float" office:value="0.4711392"/>
          <table:table-cell office:value-type="float" office:value="1.9311"/>
          <table:table-cell office:value-type="float" office:value="4.92e-05"/>
          <table:table-cell office:value-type="float" office:value="0.6893915"/>
          <table:table-cell office:value-type="float" office:value="0.2469239"/>
          <table:table-cell office:value-type="float" office:value="0.023904"/>
          <table:table-cell office:value-type="float" office:value="0.6893915"/>
          <table:table-cell office:value-type="float" office:value="0.2469239"/>
          <table:table-cell office:value-type="float" office:value="0.030104"/>
          <table:table-cell office:value-type="float" office:value="0.6893915"/>
          <table:table-cell office:value-type="float" office:value="0.2469239"/>
          <table:table-cell office:value-type="float" office:value="0.036304"/>
          <table:table-cell office:value-type="float" office:value="0.6893915"/>
          <table:table-cell office:value-type="float" office:value="0.2469239"/>
          <table:table-cell office:value-type="float" office:value="0.042504"/>
          <table:table-cell office:value-type="float" office:value="0.6893915"/>
          <table:table-cell office:value-type="float" office:value="0.2469239"/>
          <table:table-cell office:value-type="float" office:value="0.048704"/>
          <table:table-cell office:value-type="float" office:value="0.6893916"/>
          <table:table-cell office:value-type="float" office:value="0.2469238"/>
          <table:table-cell office:value-type="float" office:value="0.054904"/>
          <table:table-cell office:value-type="float" office:value="0.687271"/>
          <table:table-cell office:value-type="float" office:value="0.25275"/>
          <table:table-cell office:value-type="float" office:value="0.023904"/>
          <table:table-cell office:value-type="float" office:value="0.687271"/>
          <table:table-cell office:value-type="float" office:value="0.25275"/>
          <table:table-cell office:value-type="float" office:value="0.030104"/>
          <table:table-cell office:value-type="float" office:value="0.687271"/>
          <table:table-cell office:value-type="float" office:value="0.25275"/>
          <table:table-cell office:value-type="float" office:value="0.036304"/>
          <table:table-cell office:value-type="float" office:value="0.687271"/>
          <table:table-cell office:value-type="float" office:value="0.25275"/>
          <table:table-cell office:value-type="float" office:value="0.042504"/>
          <table:table-cell office:value-type="float" office:value="0.687271"/>
          <table:table-cell office:value-type="float" office:value="0.25275"/>
          <table:table-cell office:value-type="float" office:value="0.048704"/>
          <table:table-cell office:value-type="float" office:value="0.687271"/>
          <table:table-cell office:value-type="float" office:value="0.2527499"/>
          <table:table-cell office:value-type="float" office:value="0.054904"/>
        </table:table-row>
        <table:table-row>
          <table:table-cell>
            <text:p>z_rot_min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5.0"/>
          <table:table-cell>
            <text:p>2025-08-21 12:41:13</text:p>
          </table:table-cell>
          <table:table-cell office:value-type="float" office:value="-0.0001358"/>
          <table:table-cell office:value-type="float" office:value="0.6882352"/>
          <table:table-cell office:value-type="float" office:value="0.6880994"/>
          <table:table-cell office:value-type="float" office:value="0.2506793"/>
          <table:table-cell office:value-type="float" office:value="0.042152"/>
          <table:table-cell office:value-type="float" office:value="10"/>
          <table:table-cell office:value-type="float" office:value="2.6781198978424072"/>
          <table:table-cell office:value-type="float" office:value="0.21238000690937042"/>
          <table:table-cell office:value-type="float" office:value="2.465739890933037"/>
          <table:table-cell office:value-type="float" office:value="0.6655841514468193"/>
          <table:table-cell office:value-type="float" office:value="0.7373162336606062"/>
          <table:table-cell office:value-type="float" office:value="0.5528964817523956"/>
          <table:table-cell office:value-type="float" office:value="0.7782718211412429"/>
          <table:table-cell office:value-type="float" office:value="0.22537533938884735"/>
          <table:table-cell office:value-type="float" office:value="0.3231292"/>
          <table:table-cell office:value-type="float" office:value="0.3968308"/>
          <table:table-cell office:value-type="float" office:value="0.5746724"/>
          <table:table-cell office:value-type="float" office:value="0.85854"/>
          <table:table-cell office:value-type="float" office:value="0.61131"/>
          <table:table-cell office:value-type="float" office:value="-0.0077408"/>
          <table:table-cell office:value-type="float" office:value="0.21238"/>
          <table:table-cell office:value-type="float" office:value="0.23657"/>
          <table:table-cell office:value-type="float" office:value="0.2173"/>
          <table:table-cell office:value-type="float" office:value="0.5469892"/>
          <table:table-cell office:value-type="float" office:value="2.6781199"/>
          <table:table-cell office:value-type="float" office:value="-0.0024108"/>
          <table:table-cell office:value-type="float" office:value="0.6890375"/>
          <table:table-cell office:value-type="float" office:value="0.2471779"/>
          <table:table-cell office:value-type="float" office:value="0.0239021"/>
          <table:table-cell office:value-type="float" office:value="0.6890375"/>
          <table:table-cell office:value-type="float" office:value="0.2471779"/>
          <table:table-cell office:value-type="float" office:value="0.0301021"/>
          <table:table-cell office:value-type="float" office:value="0.6890375"/>
          <table:table-cell office:value-type="float" office:value="0.247178"/>
          <table:table-cell office:value-type="float" office:value="0.0363021"/>
          <table:table-cell office:value-type="float" office:value="0.6890376"/>
          <table:table-cell office:value-type="float" office:value="0.247178"/>
          <table:table-cell office:value-type="float" office:value="0.0425021"/>
          <table:table-cell office:value-type="float" office:value="0.6890376"/>
          <table:table-cell office:value-type="float" office:value="0.247178"/>
          <table:table-cell office:value-type="float" office:value="0.0487021"/>
          <table:table-cell office:value-type="float" office:value="0.6890376"/>
          <table:table-cell office:value-type="float" office:value="0.247178"/>
          <table:table-cell office:value-type="float" office:value="0.0549021"/>
          <table:table-cell office:value-type="float" office:value="0.6874328"/>
          <table:table-cell office:value-type="float" office:value="0.2531667"/>
          <table:table-cell office:value-type="float" office:value="0.0239021"/>
          <table:table-cell office:value-type="float" office:value="0.6874328"/>
          <table:table-cell office:value-type="float" office:value="0.2531667"/>
          <table:table-cell office:value-type="float" office:value="0.0301021"/>
          <table:table-cell office:value-type="float" office:value="0.6874328"/>
          <table:table-cell office:value-type="float" office:value="0.2531667"/>
          <table:table-cell office:value-type="float" office:value="0.0363021"/>
          <table:table-cell office:value-type="float" office:value="0.6874329"/>
          <table:table-cell office:value-type="float" office:value="0.2531667"/>
          <table:table-cell office:value-type="float" office:value="0.0425021"/>
          <table:table-cell office:value-type="float" office:value="0.6874329"/>
          <table:table-cell office:value-type="float" office:value="0.2531667"/>
          <table:table-cell office:value-type="float" office:value="0.0487021"/>
          <table:table-cell office:value-type="float" office:value="0.6874329"/>
          <table:table-cell office:value-type="float" office:value="0.2531667"/>
          <table:table-cell office:value-type="float" office:value="0.0549021"/>
        </table:table-row>
        <table:table-row>
          <table:table-cell>
            <text:p>z_rot_min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0.0"/>
          <table:table-cell>
            <text:p>2025-08-21 12:41:26</text:p>
          </table:table-cell>
          <table:table-cell office:value-type="float" office:value="-9.77e-05"/>
          <table:table-cell office:value-type="float" office:value="0.6881572"/>
          <table:table-cell office:value-type="float" office:value="0.6880595"/>
          <table:table-cell office:value-type="float" office:value="0.251066"/>
          <table:table-cell office:value-type="float" office:value="0.0436766"/>
          <table:table-cell office:value-type="float" office:value="10"/>
          <table:table-cell office:value-type="float" office:value="3.5546998977661133"/>
          <table:table-cell office:value-type="float" office:value="0.22550000250339508"/>
          <table:table-cell office:value-type="float" office:value="3.329199895262718"/>
          <table:table-cell office:value-type="float" office:value="0.8506991431117058"/>
          <table:table-cell office:value-type="float" office:value="1.0342031109847936"/>
          <table:table-cell office:value-type="float" office:value="0.6962324678897858"/>
          <table:table-cell office:value-type="float" office:value="1.0051658183336258"/>
          <table:table-cell office:value-type="float" office:value="0.30893335044384007"/>
          <table:table-cell office:value-type="float" office:value="0.2977092"/>
          <table:table-cell office:value-type="float" office:value="0.3427108"/>
          <table:table-cell office:value-type="float" office:value="0.4951324"/>
          <table:table-cell office:value-type="float" office:value="0.79499"/>
          <table:table-cell office:value-type="float" office:value="1.55062"/>
          <table:table-cell office:value-type="float" office:value="-0.0089708"/>
          <table:table-cell office:value-type="float" office:value="0.2255"/>
          <table:table-cell office:value-type="float" office:value="0.25297"/>
          <table:table-cell office:value-type="float" office:value="0.23944"/>
          <table:table-cell office:value-type="float" office:value="0.7532192"/>
          <table:table-cell office:value-type="float" office:value="3.5546999"/>
          <table:table-cell office:value-type="float" office:value="-0.0044608"/>
          <table:table-cell office:value-type="float" office:value="0.6886955"/>
          <table:table-cell office:value-type="float" office:value="0.2474588"/>
          <table:table-cell office:value-type="float" office:value="0.0239033"/>
          <table:table-cell office:value-type="float" office:value="0.6886955"/>
          <table:table-cell office:value-type="float" office:value="0.2474588"/>
          <table:table-cell office:value-type="float" office:value="0.0301033"/>
          <table:table-cell office:value-type="float" office:value="0.6886955"/>
          <table:table-cell office:value-type="float" office:value="0.2474588"/>
          <table:table-cell office:value-type="float" office:value="0.0363033"/>
          <table:table-cell office:value-type="float" office:value="0.6886955"/>
          <table:table-cell office:value-type="float" office:value="0.2474588"/>
          <table:table-cell office:value-type="float" office:value="0.0425033"/>
          <table:table-cell office:value-type="float" office:value="0.6886955"/>
          <table:table-cell office:value-type="float" office:value="0.2474588"/>
          <table:table-cell office:value-type="float" office:value="0.0487033"/>
          <table:table-cell office:value-type="float" office:value="0.6886955"/>
          <table:table-cell office:value-type="float" office:value="0.2474588"/>
          <table:table-cell office:value-type="float" office:value="0.0549033"/>
          <table:table-cell office:value-type="float" office:value="0.6876189"/>
          <table:table-cell office:value-type="float" office:value="0.2535646"/>
          <table:table-cell office:value-type="float" office:value="0.0239033"/>
          <table:table-cell office:value-type="float" office:value="0.6876189"/>
          <table:table-cell office:value-type="float" office:value="0.2535646"/>
          <table:table-cell office:value-type="float" office:value="0.0301033"/>
          <table:table-cell office:value-type="float" office:value="0.6876189"/>
          <table:table-cell office:value-type="float" office:value="0.2535646"/>
          <table:table-cell office:value-type="float" office:value="0.0363033"/>
          <table:table-cell office:value-type="float" office:value="0.6876189"/>
          <table:table-cell office:value-type="float" office:value="0.2535646"/>
          <table:table-cell office:value-type="float" office:value="0.0425033"/>
          <table:table-cell office:value-type="float" office:value="0.6876189"/>
          <table:table-cell office:value-type="float" office:value="0.2535646"/>
          <table:table-cell office:value-type="float" office:value="0.0487033"/>
          <table:table-cell office:value-type="float" office:value="0.6876189"/>
          <table:table-cell office:value-type="float" office:value="0.2535646"/>
          <table:table-cell office:value-type="float" office:value="0.0549033"/>
        </table:table-row>
        <table:table-row>
          <table:table-cell>
            <text:p>z_rot_min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5.0"/>
          <table:table-cell>
            <text:p>2025-08-21 12:41:39</text:p>
          </table:table-cell>
          <table:table-cell office:value-type="float" office:value="-5.05e-05"/>
          <table:table-cell office:value-type="float" office:value="0.6881119"/>
          <table:table-cell office:value-type="float" office:value="0.6880615"/>
          <table:table-cell office:value-type="float" office:value="0.2514333"/>
          <table:table-cell office:value-type="float" office:value="0.0443038"/>
          <table:table-cell office:value-type="float" office:value="10"/>
          <table:table-cell office:value-type="float" office:value="4.02209997177124"/>
          <table:table-cell office:value-type="float" office:value="0.25255998969078064"/>
          <table:table-cell office:value-type="float" office:value="3.7695399820804596"/>
          <table:table-cell office:value-type="float" office:value="0.9730431586503983"/>
          <table:table-cell office:value-type="float" office:value="1.2323861656009798"/>
          <table:table-cell office:value-type="float" office:value="0.7910244822502136"/>
          <table:table-cell office:value-type="float" office:value="1.1550618350505828"/>
          <table:table-cell office:value-type="float" office:value="0.3640373528003692"/>
          <table:table-cell office:value-type="float" office:value="0.2640892"/>
          <table:table-cell office:value-type="float" office:value="0.2955608"/>
          <table:table-cell office:value-type="float" office:value="0.4283024"/>
          <table:table-cell office:value-type="float" office:value="0.73349"/>
          <table:table-cell office:value-type="float" office:value="2.23368"/>
          <table:table-cell office:value-type="float" office:value="-0.0102008"/>
          <table:table-cell office:value-type="float" office:value="0.25256"/>
          <table:table-cell office:value-type="float" office:value="0.28413"/>
          <table:table-cell office:value-type="float" office:value="0.28618"/>
          <table:table-cell office:value-type="float" office:value="0.9303392"/>
          <table:table-cell office:value-type="float" office:value="4.0221"/>
          <table:table-cell office:value-type="float" office:value="-0.0061008"/>
          <table:table-cell office:value-type="float" office:value="0.688382"/>
          <table:table-cell office:value-type="float" office:value="0.2477674"/>
          <table:table-cell office:value-type="float" office:value="0.0238993"/>
          <table:table-cell office:value-type="float" office:value="0.688382"/>
          <table:table-cell office:value-type="float" office:value="0.2477674"/>
          <table:table-cell office:value-type="float" office:value="0.0300993"/>
          <table:table-cell office:value-type="float" office:value="0.6883821"/>
          <table:table-cell office:value-type="float" office:value="0.2477674"/>
          <table:table-cell office:value-type="float" office:value="0.0362993"/>
          <table:table-cell office:value-type="float" office:value="0.6883822"/>
          <table:table-cell office:value-type="float" office:value="0.2477674"/>
          <table:table-cell office:value-type="float" office:value="0.0424993"/>
          <table:table-cell office:value-type="float" office:value="0.6883822"/>
          <table:table-cell office:value-type="float" office:value="0.2477674"/>
          <table:table-cell office:value-type="float" office:value="0.0486993"/>
          <table:table-cell office:value-type="float" office:value="0.6883823"/>
          <table:table-cell office:value-type="float" office:value="0.2477674"/>
          <table:table-cell office:value-type="float" office:value="0.0548993"/>
          <table:table-cell office:value-type="float" office:value="0.6878416"/>
          <table:table-cell office:value-type="float" office:value="0.2539438"/>
          <table:table-cell office:value-type="float" office:value="0.0238993"/>
          <table:table-cell office:value-type="float" office:value="0.6878417"/>
          <table:table-cell office:value-type="float" office:value="0.2539438"/>
          <table:table-cell office:value-type="float" office:value="0.0300993"/>
          <table:table-cell office:value-type="float" office:value="0.6878418"/>
          <table:table-cell office:value-type="float" office:value="0.2539438"/>
          <table:table-cell office:value-type="float" office:value="0.0362993"/>
          <table:table-cell office:value-type="float" office:value="0.6878418"/>
          <table:table-cell office:value-type="float" office:value="0.2539438"/>
          <table:table-cell office:value-type="float" office:value="0.0424993"/>
          <table:table-cell office:value-type="float" office:value="0.6878419"/>
          <table:table-cell office:value-type="float" office:value="0.2539438"/>
          <table:table-cell office:value-type="float" office:value="0.0486993"/>
          <table:table-cell office:value-type="float" office:value="0.6878419"/>
          <table:table-cell office:value-type="float" office:value="0.2539438"/>
          <table:table-cell office:value-type="float" office:value="0.0548993"/>
        </table:table-row>
        <table:table-row>
          <table:table-cell>
            <text:p>z_rot_min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90.0"/>
          <table:table-cell>
            <text:p>2025-08-21 12:41:51</text:p>
          </table:table-cell>
          <table:table-cell office:value-type="float" office:value="-0.0"/>
          <table:table-cell office:value-type="float" office:value="0.6880963"/>
          <table:table-cell office:value-type="float" office:value="0.6880962"/>
          <table:table-cell office:value-type="float" office:value="0.2519593"/>
          <table:table-cell office:value-type="float" office:value="0.0442967"/>
          <table:table-cell office:value-type="float" office:value="10"/>
          <table:table-cell office:value-type="float" office:value="4.118040084838867"/>
          <table:table-cell office:value-type="float" office:value="0.23169919848442078"/>
          <table:table-cell office:value-type="float" office:value="3.8863408863544464"/>
          <table:table-cell office:value-type="float" office:value="1.0005951702594758"/>
          <table:table-cell office:value-type="float" office:value="1.266598687781706"/>
          <table:table-cell office:value-type="float" office:value="0.7575684726238251"/>
          <table:table-cell office:value-type="float" office:value="1.2436218678951263"/>
          <table:table-cell office:value-type="float" office:value="0.4860533952713012"/>
          <table:table-cell office:value-type="float" office:value="0.2316992"/>
          <table:table-cell office:value-type="float" office:value="0.2537408"/>
          <table:table-cell office:value-type="float" office:value="0.3655724"/>
          <table:table-cell office:value-type="float" office:value="0.63591"/>
          <table:table-cell office:value-type="float" office:value="2.30092"/>
          <table:table-cell office:value-type="float" office:value="-0.0118408"/>
          <table:table-cell office:value-type="float" office:value="0.30914"/>
          <table:table-cell office:value-type="float" office:value="0.33087"/>
          <table:table-cell office:value-type="float" office:value="0.36203"/>
          <table:table-cell office:value-type="float" office:value="1.0980293"/>
          <table:table-cell office:value-type="float" office:value="4.1180401"/>
          <table:table-cell office:value-type="float" office:value="-0.0065108"/>
          <table:table-cell office:value-type="float" office:value="0.6880963"/>
          <table:table-cell office:value-type="float" office:value="0.2481063"/>
          <table:table-cell office:value-type="float" office:value="0.0239"/>
          <table:table-cell office:value-type="float" office:value="0.6880963"/>
          <table:table-cell office:value-type="float" office:value="0.2481063"/>
          <table:table-cell office:value-type="float" office:value="0.0301"/>
          <table:table-cell office:value-type="float" office:value="0.6880963"/>
          <table:table-cell office:value-type="float" office:value="0.2481064"/>
          <table:table-cell office:value-type="float" office:value="0.0363"/>
          <table:table-cell office:value-type="float" office:value="0.6880963"/>
          <table:table-cell office:value-type="float" office:value="0.2481064"/>
          <table:table-cell office:value-type="float" office:value="0.0425"/>
          <table:table-cell office:value-type="float" office:value="0.6880962"/>
          <table:table-cell office:value-type="float" office:value="0.2481064"/>
          <table:table-cell office:value-type="float" office:value="0.0487"/>
          <table:table-cell office:value-type="float" office:value="0.6880962"/>
          <table:table-cell office:value-type="float" office:value="0.2481064"/>
          <table:table-cell office:value-type="float" office:value="0.0549"/>
          <table:table-cell office:value-type="float" office:value="0.6880963"/>
          <table:table-cell office:value-type="float" office:value="0.2543063"/>
          <table:table-cell office:value-type="float" office:value="0.0239"/>
          <table:table-cell office:value-type="float" office:value="0.6880963"/>
          <table:table-cell office:value-type="float" office:value="0.2543063"/>
          <table:table-cell office:value-type="float" office:value="0.0301"/>
          <table:table-cell office:value-type="float" office:value="0.6880963"/>
          <table:table-cell office:value-type="float" office:value="0.2543064"/>
          <table:table-cell office:value-type="float" office:value="0.0363"/>
          <table:table-cell office:value-type="float" office:value="0.6880962"/>
          <table:table-cell office:value-type="float" office:value="0.2543064"/>
          <table:table-cell office:value-type="float" office:value="0.0425"/>
          <table:table-cell office:value-type="float" office:value="0.6880962"/>
          <table:table-cell office:value-type="float" office:value="0.2543064"/>
          <table:table-cell office:value-type="float" office:value="0.0487"/>
          <table:table-cell office:value-type="float" office:value="0.6880962"/>
          <table:table-cell office:value-type="float" office:value="0.2543064"/>
          <table:table-cell office:value-type="float" office:value="0.05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